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hmer Sangam MN" svg:font-family="'Khmer Sangam MN'"/>
    <style:font-face style:name="Arial Unicode MS1" svg:font-family="'Arial Unicode MS'" style:font-family-generic="swiss"/>
    <style:font-face style:name="Liberation Serif" svg:font-family="'Liberation Serif'" style:font-family-generic="roman" style:font-pitch="variable"/>
    <style:font-face style:name="Times" svg:font-family="Times" style:font-adornments="Bold" style:font-family-generic="roman" style:font-pitch="variable"/>
    <style:font-face style:name="Times New Roman" svg:font-family="'Times New Roman'" style:font-adornments="Bold"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Times New Roman" fo:font-style="normal" style:font-style-asian="normal" style:font-style-complex="normal"/>
    </style:style>
    <style:style style:name="P2" style:family="paragraph" style:parent-style-name="Standard">
      <style:paragraph-properties fo:margin-top="0in" fo:margin-bottom="0.1665in" loext:contextual-spacing="false" fo:text-align="end" style:justify-single-word="false"/>
      <style:text-properties officeooo:rsid="00140cab" officeooo:paragraph-rsid="00140cab"/>
    </style:style>
    <style:style style:name="P3" style:family="paragraph" style:parent-style-name="Standard">
      <style:paragraph-properties fo:margin-top="0in" fo:margin-bottom="0.1665in" loext:contextual-spacing="false" fo:text-align="start" style:justify-single-word="false"/>
      <style:text-properties officeooo:rsid="00140cab" officeooo:paragraph-rsid="00140cab"/>
    </style:style>
    <style:style style:name="P4" style:family="paragraph" style:parent-style-name="Standard">
      <style:paragraph-properties fo:margin-top="0in" fo:margin-bottom="0.1665in" loext:contextual-spacing="false" fo:text-align="start" style:justify-single-word="false" fo:break-before="page"/>
      <style:text-properties officeooo:paragraph-rsid="00140cab"/>
    </style:style>
    <style:style style:name="P5" style:family="paragraph" style:parent-style-name="Standard">
      <style:paragraph-properties fo:margin-top="0in" fo:margin-bottom="0.139in" loext:contextual-spacing="false"/>
    </style:style>
    <style:style style:name="P6" style:family="paragraph" style:parent-style-name="Standard">
      <style:paragraph-properties fo:margin-top="0in" fo:margin-bottom="0.139in" loext:contextual-spacing="false" fo:line-height="200%"/>
    </style:style>
    <style:style style:name="P7" style:family="paragraph" style:parent-style-name="Standard">
      <style:paragraph-properties fo:margin-top="0in" fo:margin-bottom="0.139in" loext:contextual-spacing="false" fo:line-height="200%"/>
      <style:text-properties officeooo:paragraph-rsid="0019962b"/>
    </style:style>
    <style:style style:name="P8" style:family="paragraph" style:parent-style-name="Standard">
      <style:paragraph-properties fo:margin-top="0in" fo:margin-bottom="0.139in" loext:contextual-spacing="false" fo:line-height="200%"/>
      <style:text-properties officeooo:rsid="001cc55e" officeooo:paragraph-rsid="001eba1a"/>
    </style:style>
    <style:style style:name="P9" style:family="paragraph" style:parent-style-name="Standard">
      <style:paragraph-properties fo:margin-top="0in" fo:margin-bottom="0.139in" loext:contextual-spacing="false"/>
      <style:text-properties style:font-name="Times New Roman" fo:font-style="normal" style:font-style-asian="normal" style:font-style-complex="normal"/>
    </style:style>
    <style:style style:name="P10" style:family="paragraph" style:parent-style-name="Standard">
      <style:paragraph-properties fo:margin-top="0in" fo:margin-bottom="0.139in" loext:contextual-spacing="false"/>
      <style:text-properties style:font-name="Times New Roman" fo:font-style="normal" officeooo:paragraph-rsid="0074017a" style:font-style-asian="normal" style:font-style-complex="normal"/>
    </style:style>
    <style:style style:name="P11" style:family="paragraph" style:parent-style-name="Standard">
      <style:paragraph-properties fo:margin-top="0in" fo:margin-bottom="0.139in" loext:contextual-spacing="false"/>
      <style:text-properties style:font-name="Times New Roman" fo:font-style="normal" officeooo:paragraph-rsid="00754944" style:font-style-asian="normal" style:font-style-complex="normal"/>
    </style:style>
    <style:style style:name="P12" style:family="paragraph" style:parent-style-name="Standard">
      <style:paragraph-properties fo:margin-top="0in" fo:margin-bottom="0.139in" loext:contextual-spacing="false"/>
      <style:text-properties style:font-name="Times New Roman" fo:font-style="normal" officeooo:paragraph-rsid="007609e2" style:font-style-asian="normal" style:font-style-complex="normal"/>
    </style:style>
    <style:style style:name="P13" style:family="paragraph" style:parent-style-name="Standard">
      <style:paragraph-properties fo:margin-top="0in" fo:margin-bottom="0.139in" loext:contextual-spacing="false"/>
      <style:text-properties style:font-name="Times New Roman" fo:font-style="normal" officeooo:paragraph-rsid="0079ca04" style:font-style-asian="normal" style:font-style-complex="normal"/>
    </style:style>
    <style:style style:name="P14" style:family="paragraph" style:parent-style-name="Standard">
      <style:paragraph-properties fo:margin-top="0in" fo:margin-bottom="0.139in" loext:contextual-spacing="false"/>
      <style:text-properties style:font-name="Times New Roman" fo:font-style="normal" officeooo:paragraph-rsid="007a3785" style:font-style-asian="normal" style:font-style-complex="normal"/>
    </style:style>
    <style:style style:name="P15" style:family="paragraph" style:parent-style-name="Standard">
      <style:paragraph-properties fo:margin-top="0in" fo:margin-bottom="0.139in" loext:contextual-spacing="false"/>
      <style:text-properties officeooo:paragraph-rsid="0076705b"/>
    </style:style>
    <style:style style:name="P16" style:family="paragraph" style:parent-style-name="Standard">
      <style:paragraph-properties fo:margin-top="0in" fo:margin-bottom="0.139in" loext:contextual-spacing="false"/>
      <style:text-properties officeooo:paragraph-rsid="0079ca04"/>
    </style:style>
    <style:style style:name="P17" style:family="paragraph" style:parent-style-name="Standard">
      <style:paragraph-properties fo:margin-top="0in" fo:margin-bottom="0.3335in" loext:contextual-spacing="false" fo:line-height="200%"/>
    </style:style>
    <style:style style:name="P18" style:family="paragraph" style:parent-style-name="Standard">
      <style:paragraph-properties fo:margin-top="0in" fo:margin-bottom="0.1252in" loext:contextual-spacing="false" fo:line-height="200%"/>
    </style:style>
    <style:style style:name="P19" style:family="paragraph" style:parent-style-name="Standard">
      <style:paragraph-properties fo:margin-top="0in" fo:margin-bottom="0.1252in" loext:contextual-spacing="false" fo:line-height="200%"/>
      <style:text-properties officeooo:paragraph-rsid="00121d3c"/>
    </style:style>
    <style:style style:name="P20" style:family="paragraph" style:parent-style-name="Standard">
      <style:paragraph-properties fo:margin-top="0in" fo:margin-bottom="0.1252in" loext:contextual-spacing="false" fo:line-height="200%"/>
      <style:text-properties officeooo:paragraph-rsid="001eba1a"/>
    </style:style>
    <style:style style:name="P21" style:family="paragraph" style:parent-style-name="Standard">
      <style:paragraph-properties fo:margin-top="0in" fo:margin-bottom="0.1252in" loext:contextual-spacing="false" fo:line-height="200%"/>
      <style:text-properties officeooo:paragraph-rsid="004248b9"/>
    </style:style>
    <style:style style:name="P22" style:family="paragraph" style:parent-style-name="Standard">
      <style:paragraph-properties fo:margin-top="0in" fo:margin-bottom="0.1252in" loext:contextual-spacing="false" fo:line-height="200%"/>
      <style:text-properties officeooo:paragraph-rsid="0046941c"/>
    </style:style>
    <style:style style:name="P23" style:family="paragraph" style:parent-style-name="Standard">
      <style:paragraph-properties fo:margin-top="0in" fo:margin-bottom="0.1252in" loext:contextual-spacing="false" fo:line-height="200%"/>
      <style:text-properties officeooo:paragraph-rsid="00637f7e"/>
    </style:style>
    <style:style style:name="P24" style:family="paragraph" style:parent-style-name="Standard">
      <style:paragraph-properties fo:margin-top="0in" fo:margin-bottom="0.1252in" loext:contextual-spacing="false" fo:line-height="200%"/>
      <style:text-properties officeooo:rsid="001cc55e" officeooo:paragraph-rsid="001cc55e"/>
    </style:style>
    <style:style style:name="P25" style:family="paragraph" style:parent-style-name="Standard">
      <style:paragraph-properties fo:margin-top="0in" fo:margin-bottom="0.1252in" loext:contextual-spacing="false" fo:line-height="200%"/>
      <style:text-properties officeooo:rsid="001cc55e" officeooo:paragraph-rsid="001eba1a"/>
    </style:style>
    <style:style style:name="P26" style:family="paragraph" style:parent-style-name="Standard">
      <style:paragraph-properties fo:margin-top="0in" fo:margin-bottom="0.1252in" loext:contextual-spacing="false" fo:line-height="200%"/>
      <style:text-properties officeooo:rsid="001cc55e" officeooo:paragraph-rsid="0021130a"/>
    </style:style>
    <style:style style:name="P27" style:family="paragraph" style:parent-style-name="Standard">
      <style:paragraph-properties fo:margin-top="0in" fo:margin-bottom="0.1252in" loext:contextual-spacing="false" fo:line-height="200%"/>
      <style:text-properties officeooo:rsid="001cc55e" officeooo:paragraph-rsid="00219c42"/>
    </style:style>
    <style:style style:name="P28" style:family="paragraph" style:parent-style-name="Standard">
      <style:paragraph-properties fo:margin-top="0in" fo:margin-bottom="0.1252in" loext:contextual-spacing="false" fo:line-height="200%"/>
      <style:text-properties officeooo:rsid="001cc55e" officeooo:paragraph-rsid="00266f2e"/>
    </style:style>
    <style:style style:name="P29" style:family="paragraph" style:parent-style-name="Standard">
      <style:paragraph-properties fo:margin-top="0in" fo:margin-bottom="0.1252in" loext:contextual-spacing="false" fo:line-height="200%"/>
      <style:text-properties officeooo:rsid="001cc55e" officeooo:paragraph-rsid="00326ba2"/>
    </style:style>
    <style:style style:name="P30" style:family="paragraph" style:parent-style-name="Standard">
      <style:paragraph-properties fo:margin-top="0in" fo:margin-bottom="0.1252in" loext:contextual-spacing="false" fo:line-height="200%"/>
      <style:text-properties officeooo:rsid="001cc55e" officeooo:paragraph-rsid="0044ab5e"/>
    </style:style>
    <style:style style:name="P31" style:family="paragraph" style:parent-style-name="Standard">
      <style:paragraph-properties fo:margin-top="0in" fo:margin-bottom="0.1252in" loext:contextual-spacing="false" fo:line-height="200%"/>
      <style:text-properties officeooo:rsid="001cc55e" officeooo:paragraph-rsid="00525b71"/>
    </style:style>
    <style:style style:name="P32" style:family="paragraph" style:parent-style-name="Standard">
      <style:paragraph-properties fo:margin-top="0in" fo:margin-bottom="0.1252in" loext:contextual-spacing="false" fo:line-height="200%"/>
      <style:text-properties fo:color="#000000" style:font-name="Times New Roman" fo:font-size="12pt" fo:font-weight="normal" officeooo:rsid="001cc55e" officeooo:paragraph-rsid="001cc55e" style:font-size-asian="12pt" style:font-weight-asian="normal" style:font-size-complex="12pt" style:font-weight-complex="normal"/>
    </style:style>
    <style:style style:name="P33" style:family="paragraph" style:parent-style-name="Standard">
      <style:paragraph-properties fo:margin-top="0in" fo:margin-bottom="0.1252in" loext:contextual-spacing="false" fo:line-height="200%"/>
      <style:text-properties officeooo:rsid="0021130a" officeooo:paragraph-rsid="0021130a"/>
    </style:style>
    <style:style style:name="P34" style:family="paragraph" style:parent-style-name="Standard">
      <style:paragraph-properties fo:margin-top="0in" fo:margin-bottom="0.1252in" loext:contextual-spacing="false" fo:line-height="200%"/>
      <style:text-properties fo:font-style="normal" officeooo:rsid="0021130a" officeooo:paragraph-rsid="0021130a" style:font-style-asian="normal" style:font-style-complex="normal"/>
    </style:style>
    <style:style style:name="P35" style:family="paragraph" style:parent-style-name="Standard">
      <style:paragraph-properties fo:margin-top="0in" fo:margin-bottom="0.1252in" loext:contextual-spacing="false" fo:line-height="200%"/>
      <style:text-properties fo:font-style="normal" officeooo:rsid="00219c42" officeooo:paragraph-rsid="00219c42" style:font-style-asian="normal" style:font-style-complex="normal"/>
    </style:style>
    <style:style style:name="P36" style:family="paragraph" style:parent-style-name="Standard">
      <style:paragraph-properties fo:margin-top="0in" fo:margin-bottom="0.1252in" loext:contextual-spacing="false" fo:line-height="200%"/>
      <style:text-properties fo:font-style="normal" officeooo:rsid="0028cd2d" officeooo:paragraph-rsid="0028cd2d" style:font-style-asian="normal" style:font-style-complex="normal"/>
    </style:style>
    <style:style style:name="P37" style:family="paragraph" style:parent-style-name="Standard">
      <style:paragraph-properties fo:margin-top="0in" fo:margin-bottom="0.1252in" loext:contextual-spacing="false" fo:line-height="200%"/>
      <style:text-properties fo:font-style="normal" officeooo:rsid="0035cea1" officeooo:paragraph-rsid="0035cea1" style:font-style-asian="normal" style:font-style-complex="normal"/>
    </style:style>
    <style:style style:name="P38" style:family="paragraph" style:parent-style-name="Standard">
      <style:paragraph-properties fo:margin-top="0in" fo:margin-bottom="0.1252in" loext:contextual-spacing="false" fo:line-height="200%"/>
      <style:text-properties fo:font-style="normal" officeooo:rsid="003fc920" officeooo:paragraph-rsid="003fc920" style:font-style-asian="normal" style:font-style-complex="normal"/>
    </style:style>
    <style:style style:name="P39" style:family="paragraph" style:parent-style-name="Standard">
      <style:paragraph-properties fo:margin-top="0in" fo:margin-bottom="0.1252in" loext:contextual-spacing="false" fo:line-height="200%"/>
      <style:text-properties officeooo:rsid="0028cd2d" officeooo:paragraph-rsid="0028cd2d"/>
    </style:style>
    <style:style style:name="T1" style:family="text">
      <style:text-properties fo:color="#284677" style:text-outline="false" style:font-name="TrebuchetMS-Bold" fo:font-size="16pt" fo:letter-spacing="normal" style:text-underline-style="none" fo:font-weight="bold" style:letter-kerning="false" style:font-size-asian="16pt" style:font-weight-asian="bold"/>
    </style:style>
    <style:style style:name="T2" style:family="text">
      <style:text-properties fo:color="#284677" style:text-outline="false" style:font-name="TrebuchetMS-Bold" fo:font-size="16pt" fo:letter-spacing="normal" style:text-underline-style="none" fo:font-weight="bold" officeooo:rsid="00303c64" style:letter-kerning="false" style:font-size-asian="16pt" style:font-weight-asian="bold"/>
    </style:style>
    <style:style style:name="T3" style:family="text">
      <style:text-properties fo:color="#284677" style:text-outline="false" style:font-name="TrebuchetMS-Bold" fo:font-size="16pt" fo:letter-spacing="normal" fo:font-style="normal" style:text-underline-style="none" fo:font-weight="bold" style:letter-kerning="false" style:font-size-asian="16pt" style:font-style-asian="normal" style:font-weight-asian="bold"/>
    </style:style>
    <style:style style:name="T4" style:family="text">
      <style:text-properties fo:color="#284677" style:text-outline="false" style:font-name="TrebuchetMS-Bold" fo:font-size="16pt" fo:letter-spacing="normal" fo:font-style="normal" style:text-underline-style="none" fo:font-weight="bold" officeooo:rsid="0060e709" style:letter-kerning="false" style:font-size-asian="16pt" style:font-style-asian="normal" style:font-weight-asian="bold"/>
    </style:style>
    <style:style style:name="T5" style:family="text">
      <style:text-properties fo:color="#000000" style:text-outline="false" style:font-name="TimesNewRomanPSMT" fo:font-size="12pt" fo:letter-spacing="normal" style:text-underline-style="none" fo:font-weight="normal" style:letter-kerning="false" style:font-size-asian="12pt" style:font-weight-asian="normal"/>
    </style:style>
    <style:style style:name="T6" style:family="text">
      <style:text-properties fo:color="#000000" style:text-outline="false" style:font-name="TimesNewRomanPSMT" fo:font-size="12pt" fo:letter-spacing="normal" style:text-underline-style="none" fo:font-weight="normal" officeooo:rsid="00149f16" style:letter-kerning="false" style:font-size-asian="12pt" style:font-weight-asian="normal"/>
    </style:style>
    <style:style style:name="T7" style:family="text">
      <style:text-properties fo:color="#000000" style:text-outline="false" style:font-name="TimesNewRomanPSMT" fo:font-size="12pt" fo:letter-spacing="normal" style:text-underline-style="none" fo:font-weight="normal" officeooo:rsid="0017c370" style:letter-kerning="false" style:font-size-asian="12pt" style:font-weight-asian="normal"/>
    </style:style>
    <style:style style:name="T8" style:family="text">
      <style:text-properties fo:color="#000000" style:text-outline="false" style:font-name="TimesNewRomanPSMT" fo:font-size="12pt" fo:letter-spacing="normal" style:text-underline-style="none" fo:font-weight="normal" officeooo:rsid="00140cab" style:letter-kerning="false" style:font-size-asian="12pt" style:font-weight-asian="normal"/>
    </style:style>
    <style:style style:name="T9" style:family="text">
      <style:text-properties fo:color="#000000" style:text-outline="false" style:font-name="TimesNewRomanPSMT" fo:font-size="12pt" fo:letter-spacing="normal" style:text-underline-style="none" fo:font-weight="normal" officeooo:rsid="0019962b" style:letter-kerning="false" style:font-size-asian="12pt" style:font-weight-asian="normal"/>
    </style:style>
    <style:style style:name="T10" style:family="text">
      <style:text-properties fo:color="#000000" style:text-outline="false" style:font-name="TimesNewRomanPSMT" fo:font-size="12pt" fo:letter-spacing="normal" style:text-underline-style="none" fo:font-weight="normal" officeooo:rsid="001eba1a" style:letter-kerning="false" style:font-size-asian="12pt" style:font-weight-asian="normal"/>
    </style:style>
    <style:style style:name="T11" style:family="text">
      <style:text-properties fo:color="#000000" style:text-outline="false" style:font-name="TimesNewRomanPSMT" fo:font-size="12pt" fo:letter-spacing="normal" style:text-underline-style="none" fo:font-weight="normal" officeooo:rsid="00203ba2" style:letter-kerning="false" style:font-size-asian="12pt" style:font-weight-asian="normal"/>
    </style:style>
    <style:style style:name="T12" style:family="text">
      <style:text-properties fo:color="#000000" style:text-outline="false" style:font-name="TimesNewRomanPSMT" fo:font-size="12pt" fo:letter-spacing="normal" style:text-underline-style="none" fo:font-weight="normal" officeooo:rsid="0024a7c3" style:letter-kerning="false" style:font-size-asian="12pt" style:font-weight-asian="normal"/>
    </style:style>
    <style:style style:name="T13" style:family="text">
      <style:text-properties fo:color="#000000" style:text-outline="false" style:font-name="TimesNewRomanPSMT" fo:font-size="12pt" fo:letter-spacing="normal" style:text-underline-style="none" fo:font-weight="normal" officeooo:rsid="0025466f" style:letter-kerning="false" style:font-size-asian="12pt" style:font-weight-asian="normal"/>
    </style:style>
    <style:style style:name="T14" style:family="text">
      <style:text-properties fo:color="#000000" style:text-outline="false" style:font-name="TimesNewRomanPSMT" fo:font-size="12pt" fo:letter-spacing="normal" style:text-underline-style="none" fo:font-weight="normal" officeooo:rsid="00274712" style:letter-kerning="false" style:font-size-asian="12pt" style:font-weight-asian="normal"/>
    </style:style>
    <style:style style:name="T15" style:family="text">
      <style:text-properties fo:color="#000000" style:text-outline="false" style:font-name="TimesNewRomanPSMT" fo:font-size="12pt" fo:letter-spacing="normal" style:text-underline-style="none" fo:font-weight="normal" officeooo:rsid="002d9394" style:letter-kerning="false" style:font-size-asian="12pt" style:font-weight-asian="normal"/>
    </style:style>
    <style:style style:name="T16" style:family="text">
      <style:text-properties fo:color="#000000" style:text-outline="false" style:font-name="TimesNewRomanPSMT" fo:font-size="12pt" fo:letter-spacing="normal" style:text-underline-style="none" fo:font-weight="normal" officeooo:rsid="002efb1a" style:letter-kerning="false" style:font-size-asian="12pt" style:font-weight-asian="normal"/>
    </style:style>
    <style:style style:name="T17" style:family="text">
      <style:text-properties fo:color="#000000" style:text-outline="false" style:font-name="TimesNewRomanPSMT" fo:font-size="12pt" fo:letter-spacing="normal" style:text-underline-style="none" fo:font-weight="normal" officeooo:rsid="00303fe5" style:letter-kerning="false" style:font-size-asian="12pt" style:font-weight-asian="normal"/>
    </style:style>
    <style:style style:name="T18" style:family="text">
      <style:text-properties fo:color="#000000" style:text-outline="false" style:font-name="TimesNewRomanPSMT" fo:font-size="12pt" fo:letter-spacing="normal" style:text-underline-style="none" fo:font-weight="normal" officeooo:rsid="00346dbc" style:letter-kerning="false" style:font-size-asian="12pt" style:font-weight-asian="normal"/>
    </style:style>
    <style:style style:name="T19" style:family="text">
      <style:text-properties fo:color="#000000" style:text-outline="false" style:font-name="TimesNewRomanPSMT" fo:font-size="12pt" fo:letter-spacing="normal" style:text-underline-style="none" fo:font-weight="normal" officeooo:rsid="003623b3" style:letter-kerning="false" style:font-size-asian="12pt" style:font-weight-asian="normal"/>
    </style:style>
    <style:style style:name="T20" style:family="text">
      <style:text-properties fo:color="#000000" style:text-outline="false" style:font-name="TimesNewRomanPSMT" fo:font-size="12pt" fo:letter-spacing="normal" style:text-underline-style="none" fo:font-weight="normal" officeooo:rsid="0036fc6b" style:letter-kerning="false" style:font-size-asian="12pt" style:font-weight-asian="normal"/>
    </style:style>
    <style:style style:name="T21" style:family="text">
      <style:text-properties fo:color="#000000" style:text-outline="false" style:font-name="TimesNewRomanPSMT" fo:font-size="12pt" fo:letter-spacing="normal" style:text-underline-style="none" fo:font-weight="normal" officeooo:rsid="003a519e" style:letter-kerning="false" style:font-size-asian="12pt" style:font-weight-asian="normal"/>
    </style:style>
    <style:style style:name="T22" style:family="text">
      <style:text-properties fo:color="#000000" style:text-outline="false" style:font-name="TimesNewRomanPSMT" fo:font-size="12pt" fo:letter-spacing="normal" style:text-underline-style="none" fo:font-weight="normal" officeooo:rsid="003e0736" style:letter-kerning="false" style:font-size-asian="12pt" style:font-weight-asian="normal"/>
    </style:style>
    <style:style style:name="T23" style:family="text">
      <style:text-properties fo:color="#000000" style:text-outline="false" style:font-name="TimesNewRomanPSMT" fo:font-size="12pt" fo:letter-spacing="normal" style:text-underline-style="none" fo:font-weight="normal" officeooo:rsid="003fc920" style:letter-kerning="false" style:font-size-asian="12pt" style:font-weight-asian="normal"/>
    </style:style>
    <style:style style:name="T24" style:family="text">
      <style:text-properties fo:color="#000000" style:text-outline="false" style:font-name="TimesNewRomanPSMT" fo:font-size="12pt" fo:letter-spacing="normal" style:text-underline-style="none" fo:font-weight="normal" officeooo:rsid="007a4e9b" style:letter-kerning="false" style:font-size-asian="12pt" style:font-weight-asian="normal"/>
    </style:style>
    <style:style style:name="T25" style:family="text">
      <style:text-properties fo:color="#000000" style:text-outline="false" style:font-name="TimesNewRomanPSMT" fo:font-size="12pt" fo:letter-spacing="normal" style:text-underline-style="none" fo:font-weight="normal" officeooo:rsid="007c3f20" style:letter-kerning="false" style:font-size-asian="12pt" style:font-weight-asian="normal"/>
    </style:style>
    <style:style style:name="T26" style:family="text">
      <style:text-properties fo:color="#000000" style:text-outline="false" style:font-name="TimesNewRomanPSMT" fo:font-size="12pt" fo:letter-spacing="normal" style:text-underline-style="none" fo:font-weight="normal" officeooo:rsid="007d4f67" style:letter-kerning="false" style:font-size-asian="12pt" style:font-weight-asian="normal"/>
    </style:style>
    <style:style style:name="T27" style:family="text">
      <style:text-properties fo:color="#000000" style:text-outline="false" style:font-name="TimesNewRomanPSMT" fo:font-size="12pt" fo:letter-spacing="normal" style:text-underline-style="none" fo:font-weight="normal" officeooo:rsid="007dabe2" style:letter-kerning="false" style:font-size-asian="12pt" style:font-weight-asian="normal"/>
    </style:style>
    <style:style style:name="T28"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style>
    <style:style style:name="T29" style:family="text">
      <style:text-properties fo:color="#000000" style:text-outline="false" style:font-name="TimesNewRomanPSMT" fo:font-size="12pt" fo:letter-spacing="normal" fo:font-style="normal" style:text-underline-style="none" fo:font-weight="normal" officeooo:rsid="004248b9" style:letter-kerning="false" style:font-size-asian="12pt" style:font-style-asian="normal" style:font-weight-asian="normal"/>
    </style:style>
    <style:style style:name="T30" style:family="text">
      <style:text-properties fo:color="#000000" style:text-outline="false" style:font-name="TimesNewRomanPSMT" fo:font-size="12pt" fo:letter-spacing="normal" fo:font-style="normal" style:text-underline-style="none" fo:font-weight="normal" style:letter-kerning="false" style:font-size-asian="12pt" style:font-style-asian="normal" style:font-weight-asian="normal" style:font-style-complex="normal"/>
    </style:style>
    <style:style style:name="T31" style:family="text">
      <style:text-properties fo:color="#000000" style:text-outline="false" style:font-name="TimesNewRomanPSMT" fo:font-size="12pt" fo:letter-spacing="normal" fo:font-style="normal" style:text-underline-style="none" fo:font-weight="normal" officeooo:rsid="007af8ed" style:letter-kerning="false" style:font-size-asian="12pt" style:font-style-asian="normal" style:font-weight-asian="normal" style:font-style-complex="normal"/>
    </style:style>
    <style:style style:name="T32" style:family="text">
      <style:text-properties fo:color="#000000" style:text-outline="false" style:font-name="TimesNewRomanPSMT" fo:font-size="12pt" fo:letter-spacing="normal" fo:font-style="normal" style:text-underline-style="none" fo:font-weight="normal" officeooo:rsid="00437328" style:letter-kerning="false" style:font-size-asian="12pt" style:font-style-asian="normal" style:font-weight-asian="normal"/>
    </style:style>
    <style:style style:name="T33" style:family="text">
      <style:text-properties fo:color="#000000" style:text-outline="false" style:font-name="TimesNewRomanPSMT" fo:font-size="12pt" fo:letter-spacing="normal" fo:font-style="normal" style:text-underline-style="none" fo:font-weight="normal" officeooo:rsid="0046941c" style:letter-kerning="false" style:font-size-asian="12pt" style:font-style-asian="normal" style:font-weight-asian="normal"/>
    </style:style>
    <style:style style:name="T34" style:family="text">
      <style:text-properties fo:color="#000000" style:text-outline="false" style:font-name="TimesNewRomanPSMT" fo:font-size="12pt" fo:letter-spacing="normal" fo:font-style="normal" style:text-underline-style="none" fo:font-weight="normal" officeooo:rsid="0047168e" style:letter-kerning="false" style:font-size-asian="12pt" style:font-style-asian="normal" style:font-weight-asian="normal"/>
    </style:style>
    <style:style style:name="T35" style:family="text">
      <style:text-properties fo:color="#000000" style:text-outline="false" style:font-name="TimesNewRomanPSMT" fo:font-size="12pt" fo:letter-spacing="normal" fo:font-style="normal" style:text-underline-style="none" fo:font-weight="normal" officeooo:rsid="0048fdd8" style:letter-kerning="false" style:font-size-asian="12pt" style:font-style-asian="normal" style:font-weight-asian="normal"/>
    </style:style>
    <style:style style:name="T36" style:family="text">
      <style:text-properties fo:color="#000000" style:text-outline="false" style:font-name="TimesNewRomanPSMT" fo:font-size="12pt" fo:letter-spacing="normal" fo:font-style="normal" style:text-underline-style="none" fo:font-weight="normal" officeooo:rsid="004ddd57" style:letter-kerning="false" style:font-size-asian="12pt" style:font-style-asian="normal" style:font-weight-asian="normal"/>
    </style:style>
    <style:style style:name="T37" style:family="text">
      <style:text-properties fo:color="#000000" style:text-outline="false" style:font-name="TimesNewRomanPSMT" fo:font-size="12pt" fo:letter-spacing="normal" fo:font-style="normal" style:text-underline-style="none" fo:font-weight="normal" officeooo:rsid="00513f9a" style:letter-kerning="false" style:font-size-asian="12pt" style:font-style-asian="normal" style:font-weight-asian="normal"/>
    </style:style>
    <style:style style:name="T38" style:family="text">
      <style:text-properties fo:color="#000000" style:text-outline="false" style:font-name="TimesNewRomanPSMT" fo:font-size="12pt" fo:letter-spacing="normal" fo:font-style="normal" style:text-underline-style="none" fo:font-weight="normal" officeooo:rsid="00569141" style:letter-kerning="false" style:font-size-asian="12pt" style:font-style-asian="normal" style:font-weight-asian="normal"/>
    </style:style>
    <style:style style:name="T39" style:family="text">
      <style:text-properties fo:color="#000000" style:text-outline="false" style:font-name="TimesNewRomanPSMT" fo:font-size="12pt" fo:letter-spacing="normal" fo:font-style="normal" style:text-underline-style="none" fo:font-weight="normal" officeooo:rsid="005b2bbc" style:letter-kerning="false" style:font-size-asian="12pt" style:font-style-asian="normal" style:font-weight-asian="normal"/>
    </style:style>
    <style:style style:name="T40" style:family="text">
      <style:text-properties fo:color="#000000" style:text-outline="false" style:font-name="TimesNewRomanPSMT" fo:font-size="12pt" fo:letter-spacing="normal" fo:font-style="normal" style:text-underline-style="none" fo:font-weight="normal" officeooo:rsid="005d8962" style:letter-kerning="false" style:font-size-asian="12pt" style:font-style-asian="normal" style:font-weight-asian="normal"/>
    </style:style>
    <style:style style:name="T41" style:family="text">
      <style:text-properties fo:color="#000000" style:text-outline="false" style:font-name="TimesNewRomanPSMT" fo:font-size="12pt" fo:letter-spacing="normal" fo:font-style="normal" style:text-underline-style="none" fo:font-weight="normal" officeooo:rsid="00637f7e" style:letter-kerning="false" style:font-size-asian="12pt" style:font-style-asian="normal" style:font-weight-asian="normal"/>
    </style:style>
    <style:style style:name="T42" style:family="text">
      <style:text-properties fo:color="#000000" style:text-outline="false" style:font-name="TimesNewRomanPSMT" fo:font-size="12pt" fo:letter-spacing="normal" fo:font-style="normal" style:text-underline-style="none" fo:font-weight="normal" officeooo:rsid="00650b8d" style:letter-kerning="false" style:font-size-asian="12pt" style:font-style-asian="normal" style:font-weight-asian="normal"/>
    </style:style>
    <style:style style:name="T43" style:family="text">
      <style:text-properties fo:color="#000000" style:text-outline="false" style:font-name="TimesNewRomanPSMT" fo:font-size="12pt" fo:letter-spacing="normal" fo:font-style="normal" style:text-underline-style="none" fo:font-weight="normal" officeooo:rsid="006be887" style:letter-kerning="false" style:font-size-asian="12pt" style:font-style-asian="normal" style:font-weight-asian="normal"/>
    </style:style>
    <style:style style:name="T44" style:family="text">
      <style:text-properties fo:color="#000000" style:text-outline="false" style:font-name="TimesNewRomanPSMT" fo:font-size="12pt" fo:letter-spacing="normal" fo:font-style="normal" style:text-underline-style="none" fo:font-weight="normal" officeooo:rsid="006de808" style:letter-kerning="false" style:font-size-asian="12pt" style:font-style-asian="normal" style:font-weight-asian="normal"/>
    </style:style>
    <style:style style:name="T45" style:family="text">
      <style:text-properties fo:color="#000000" style:text-outline="false" style:font-name="TimesNewRomanPSMT" fo:font-size="12pt" fo:letter-spacing="normal" fo:font-style="normal" style:text-underline-style="none" fo:font-weight="normal" officeooo:rsid="006fcd1f" style:letter-kerning="false" style:font-size-asian="12pt" style:font-style-asian="normal" style:font-weight-asian="normal"/>
    </style:style>
    <style:style style:name="T46" style:family="text">
      <style:text-properties fo:color="#000000" style:text-outline="false" style:font-name="TimesNewRomanPSMT" fo:font-size="12pt" fo:letter-spacing="normal" fo:font-style="normal" style:text-underline-style="none" fo:font-weight="normal" officeooo:rsid="007273fc" style:letter-kerning="false" style:font-size-asian="12pt" style:font-style-asian="normal" style:font-weight-asian="normal"/>
    </style:style>
    <style:style style:name="T47" style:family="text">
      <style:text-properties fo:color="#000000" style:text-outline="false" style:font-name="TimesNewRomanPSMT" fo:font-size="12pt" fo:letter-spacing="normal" fo:font-style="normal" style:text-underline-style="none" fo:font-weight="normal" officeooo:rsid="0046941c" style:letter-kerning="false" style:font-name-asian="Songti SC" style:font-size-asian="12pt" style:font-style-asian="normal" style:font-weight-asian="normal" style:font-name-complex="Arial Unicode MS"/>
    </style:style>
    <style:style style:name="T48" style:family="text">
      <style:text-properties fo:color="#000000" style:text-outline="false" style:font-name="TimesNewRomanPSMT" fo:font-size="12pt" fo:letter-spacing="normal" fo:font-style="italic" style:text-underline-style="none" fo:font-weight="normal" officeooo:rsid="0017c370" style:letter-kerning="false" style:font-size-asian="12pt" style:font-style-asian="italic" style:font-weight-asian="normal" style:font-style-complex="italic"/>
    </style:style>
    <style:style style:name="T49" style:family="text">
      <style:text-properties fo:color="#000000" style:text-outline="false" style:font-name="TimesNewRomanPSMT" fo:font-size="12pt" fo:letter-spacing="normal" fo:font-style="italic" style:text-underline-style="none" fo:font-weight="normal" style:letter-kerning="false" style:font-size-asian="12pt" style:font-style-asian="italic" style:font-weight-asian="normal" style:font-style-complex="italic"/>
    </style:style>
    <style:style style:name="T50" style:family="text">
      <style:text-properties fo:color="#000000" style:text-outline="false" style:font-name="TimesNewRomanPSMT" fo:font-size="12pt" fo:letter-spacing="normal" fo:font-style="italic" style:text-underline-style="none" fo:font-weight="normal" officeooo:rsid="00326ba2" style:letter-kerning="false" style:font-size-asian="12pt" style:font-style-asian="italic" style:font-weight-asian="normal" style:font-style-complex="italic"/>
    </style:style>
    <style:style style:name="T51" style:family="text">
      <style:text-properties fo:color="#000000" style:text-outline="false" style:font-name="TimesNewRomanPSMT" fo:font-size="12pt" fo:letter-spacing="normal" fo:font-style="italic" style:text-underline-style="none" fo:font-weight="normal" officeooo:rsid="007a4e9b" style:letter-kerning="false" style:font-size-asian="12pt" style:font-style-asian="italic" style:font-weight-asian="normal" style:font-style-complex="italic"/>
    </style:style>
    <style:style style:name="T52" style:family="text">
      <style:text-properties fo:color="#000000" style:text-outline="false" style:font-name="TimesNewRomanPSMT" fo:font-size="12pt" fo:letter-spacing="normal" fo:font-style="italic" style:text-underline-style="none" fo:font-weight="normal" officeooo:rsid="007af8ed" style:letter-kerning="false" style:font-size-asian="12pt" style:font-style-asian="italic" style:font-weight-asian="normal" style:font-style-complex="italic"/>
    </style:style>
    <style:style style:name="T53" style:family="text">
      <style:text-properties fo:color="#000000" style:text-outline="false" style:font-name="TimesNewRomanPSMT" fo:font-size="12pt" fo:letter-spacing="normal" fo:font-style="italic" style:text-underline-style="none" fo:font-weight="normal" officeooo:rsid="007c3f20" style:letter-kerning="false" style:font-size-asian="12pt" style:font-style-asian="italic" style:font-weight-asian="normal" style:font-style-complex="italic"/>
    </style:style>
    <style:style style:name="T54" style:family="text">
      <style:text-properties fo:color="#000000" style:text-outline="false" style:font-name="TimesNewRomanPS-ItalicMT" fo:font-size="12pt" fo:letter-spacing="normal" fo:font-style="italic" style:text-underline-style="none" fo:font-weight="normal" style:letter-kerning="false" style:font-size-asian="12pt" style:font-style-asian="italic" style:font-weight-asian="normal"/>
    </style:style>
    <style:style style:name="T55" style:family="text">
      <style:text-properties fo:color="#000000" style:text-outline="false" style:font-name="Times New Roman" fo:font-size="12pt" fo:letter-spacing="normal" style:text-underline-style="none" fo:font-weight="normal" officeooo:rsid="001eba1a" style:letter-kerning="false" style:font-size-asian="12pt" style:font-weight-asian="normal" style:font-size-complex="12pt" style:font-weight-complex="normal"/>
    </style:style>
    <style:style style:name="T56" style:family="text">
      <style:text-properties fo:color="#000000" style:text-outline="false" style:font-name="Times New Roman" fo:font-size="12pt" fo:letter-spacing="normal" fo:font-style="normal" style:text-underline-style="none" fo:font-weight="normal" officeooo:rsid="004248b9" style:letter-kerning="false" style:font-size-asian="12pt" style:font-style-asian="normal" style:font-weight-asian="normal" style:font-size-complex="12pt" style:font-weight-complex="normal"/>
    </style:style>
    <style:style style:name="T57" style:family="text">
      <style:text-properties fo:color="#000000" style:text-outline="false" style:font-name="Times New Roman" fo:font-size="12pt" fo:letter-spacing="normal" fo:font-style="normal" style:text-underline-style="none" fo:font-weight="normal" officeooo:rsid="00437328" style:letter-kerning="false" style:font-size-asian="12pt" style:font-style-asian="normal" style:font-weight-asian="normal" style:font-style-complex="normal" style:font-weight-complex="normal"/>
    </style:style>
    <style:style style:name="T58"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font-weight-complex="normal"/>
    </style:style>
    <style:style style:name="T59"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font-style-complex="normal"/>
    </style:style>
    <style:style style:name="T60" style:family="text">
      <style:text-properties fo:color="#000000" style:text-outline="false" style:font-name="Times New Roman" fo:font-size="12pt" fo:letter-spacing="normal" fo:font-style="normal" style:text-underline-style="none" fo:font-weight="normal" officeooo:rsid="0076705b" style:letter-kerning="false" style:font-size-asian="12pt" style:font-style-asian="normal" style:font-weight-asian="normal" style:font-style-complex="normal"/>
    </style:style>
    <style:style style:name="T61" style:family="text">
      <style:text-properties fo:color="#000000" style:text-outline="false" style:font-name="Times New Roman" fo:font-size="12pt" fo:letter-spacing="normal" fo:font-style="normal" style:text-underline-style="none" fo:font-weight="normal" officeooo:rsid="0079ca04" style:letter-kerning="false" style:font-size-asian="12pt" style:font-style-asian="normal" style:font-weight-asian="normal" style:font-style-complex="normal"/>
    </style:style>
    <style:style style:name="T62" style:family="text">
      <style:text-properties fo:color="#000000" style:text-outline="false" style:font-name="Times New Roman" fo:font-size="12pt" fo:letter-spacing="normal" fo:font-style="normal" style:text-underline-style="none" fo:font-weight="normal" style:letter-kerning="false" style:font-size-asian="12pt" style:font-style-asian="normal" style:font-weight-asian="normal"/>
    </style:style>
    <style:style style:name="T63" style:family="text">
      <style:text-properties fo:color="#000000" style:text-outline="false" fo:font-size="12pt" fo:letter-spacing="normal" style:text-underline-style="none" fo:font-weight="normal" style:letter-kerning="false" style:font-size-asian="12pt" style:font-weight-asian="normal"/>
    </style:style>
    <style:style style:name="T64" style:family="text">
      <style:text-properties fo:color="#000000" style:text-outline="false" fo:font-size="12pt" fo:letter-spacing="normal" style:text-underline-style="none" fo:font-weight="normal" officeooo:rsid="0074017a" style:letter-kerning="false" style:font-size-asian="12pt" style:font-weight-asian="normal"/>
    </style:style>
    <style:style style:name="T65" style:family="text">
      <style:text-properties fo:color="#000000" style:text-outline="false" fo:font-size="12pt" fo:letter-spacing="normal" style:text-underline-style="none" fo:font-weight="normal" officeooo:rsid="0074d302" style:letter-kerning="false" style:font-size-asian="12pt" style:font-weight-asian="normal"/>
    </style:style>
    <style:style style:name="T66" style:family="text">
      <style:text-properties fo:color="#000000" style:text-outline="false" fo:font-size="12pt" fo:letter-spacing="normal" style:text-underline-style="none" fo:font-weight="normal" officeooo:rsid="0078615e" style:letter-kerning="false" style:font-size-asian="12pt" style:font-weight-asian="normal"/>
    </style:style>
    <style:style style:name="T67" style:family="text">
      <style:text-properties fo:color="#000000" style:text-outline="false" fo:font-size="12pt" fo:letter-spacing="normal" style:text-underline-style="none" fo:font-weight="normal" officeooo:rsid="0079563b" style:letter-kerning="false" style:font-size-asian="12pt" style:font-weight-asian="normal"/>
    </style:style>
    <style:style style:name="T68" style:family="text">
      <style:text-properties fo:color="#000000" style:text-outline="false" fo:font-size="12pt" fo:letter-spacing="normal" style:text-underline-style="none" fo:font-weight="normal" officeooo:rsid="0079ca04" style:letter-kerning="false" style:font-size-asian="12pt" style:font-weight-asian="normal"/>
    </style:style>
    <style:style style:name="T69" style:family="text">
      <style:text-properties fo:color="#000000" style:text-outline="false" fo:font-size="12pt" fo:letter-spacing="normal" fo:font-style="normal" style:text-underline-style="none" fo:font-weight="normal" style:letter-kerning="false" style:font-size-asian="12pt" style:font-style-asian="normal" style:font-weight-asian="normal" style:font-style-complex="normal"/>
    </style:style>
    <style:style style:name="T70" style:family="text">
      <style:text-properties fo:color="#3f6caf" style:text-outline="false" style:font-name="TrebuchetMS-Bold" fo:font-size="16pt" fo:letter-spacing="normal" style:text-underline-style="none" fo:font-weight="bold" style:letter-kerning="false" style:font-size-asian="16pt" style:font-weight-asian="bold"/>
    </style:style>
    <style:style style:name="T71" style:family="text">
      <style:text-properties fo:color="#3f6caf" style:text-outline="false" style:font-name="TrebuchetMS-Bold" fo:font-size="16pt" fo:letter-spacing="normal" fo:font-style="normal" style:text-underline-style="none" fo:font-weight="bold" style:letter-kerning="false" style:font-size-asian="16pt" style:font-style-asian="normal" style:font-weight-asian="bold"/>
    </style:style>
    <style:style style:name="T72" style:family="text">
      <style:text-properties style:text-outline="false" fo:letter-spacing="normal" fo:font-style="normal" style:text-underline-style="none" style:letter-kerning="false"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Dr. April M. Wright</text:span></text:p>
      <text:p text:style-name="P2"><text:span text:style-name="T5">Southeastern Louisiana University </text:span></text:p>
      <text:p text:style-name="P2"><text:span text:style-name="T5">2400 N. Oak St.</text:span></text:p>
      <text:p text:style-name="P2"><text:span text:style-name="T5">Hammond, LA 70402</text:span></text:p>
      <text:p text:style-name="P2"><text:span text:style-name="T5"/></text:p>
      <text:p text:style-name="P3"><text:span text:style-name="T5">Title: A systematist’s guide to estimating Bayesian phylogenies from morphological data-intensive</text:span></text:p>
      <text:p text:style-name="P3"><text:span text:style-name="T5">Author: April M. Wright, Department of Biological Sciences, Southeastern Louisiana University</text:span></text:p>
      <text:p text:style-name="P3"><text:span text:style-name="T5"/></text:p>
      <text:p text:style-name="P4"><text:span text:style-name="T8"><text:s/></text:span><text:span text:style-name="T1">Introduction</text:span></text:p>
      <text:p text:style-name="P18"><text:span text:style-name="T5"><text:tab/>Phylogenetic trees are central to the study of evolutionary biology. They establish the historical relationships between </text:span><text:span text:style-name="T6">lineages</text:span><text:span text:style-name="T5">, enabling researchers to ask further questions about a wide range of factors evolved, from traits (Blanchard and Moreau 2017), to species interactions (Majer et al. 2007), to biochemistry (Yek and Mueller 2011). And yet, phylogenetics itself is an evolving science. Our understanding of how to estimate a tree is tightly coupled to statistical and mathematical advances, as well as to our ever-changing understanding of organismal biology. In this review, </text:span><text:span text:style-name="T6">I</text:span><text:span text:style-name="T5"> will discuss Bayesian methods for modeling morphological data for phylogenetic inference.</text:span></text:p>
      <text:p text:style-name="P18"><text:span text:style-name="T5"><text:tab/>The earliest phylogenetic trees were estimated from morphological characters (Hennig and Davis 1966; Farris, Kluge, and Eckardt 1970). For many years, morphology was the only source of data from which to build a phylogeny, and when molecular data sources (such as allozymes) became popular, the two resources were often compared (Mickevich and Johnson 1976). Workers building these tree</text:span><text:span text:style-name="T6">s</text:span><text:span text:style-name="T5"> predominantly used the maximum parsimony optimality criterion. This criterion is an application of Occam’s Razor. The basic idea is that the tree that implies the </text:span><text:span text:style-name="T6">fewest</text:span><text:span text:style-name="T5"> changes in the data used to estimate it should be preferred. Parsimony reflects the vagary of the fossil record: even though phenotypic change over time is commonplace, it may not be frequently observed due to preservation (Gould and Eldredge 1977).</text:span></text:p>
      <text:p text:style-name="P18"><text:span text:style-name="T5"><text:tab/>As DNA sequence data became more accessible to researchers, methods development began to cater more to the needs of molecular systematists, with the initial implementations of parametric models tested on DNA data (Felsenstein 1981). Developing mathematical representations of the evolutionary process that lead to the observed data, for many years, was aimed at modeling DNA and amino acid data (Jukes and Cantor 1969; Kimura 1980; Felsenstein 1981; Hasegawa, Kishino, and </text:span><text:soft-page-break/><text:span text:style-name="T5">Yano 1985; Tavaré 1986), which have different properties and expectations than morphological data (Wright, Lloyd, and Hillis 2016; Goloboff et al. 2018).</text:span></text:p>
      <text:p text:style-name="P19"><text:span text:style-name="T5"><text:tab/>In 2001, the first likelihood model for estimating phylogeny from discrete morphological data was published (Lewis 2001). Called the </text:span><text:span text:style-name="T49">M</text:span><text:span text:style-name="T7">ar</text:span><text:span text:style-name="T5">k</text:span><text:span text:style-name="T7">ov </text:span><text:span text:style-name="T48">K</text:span><text:span text:style-name="T7">-States, or Mk,</text:span><text:span text:style-name="T5"> model, the model made the same assumptions as the simple Jukes-Cantor model for molecular sequence evolution (Jukes and Cantor 1969). In the time since the proposal of this model, the role of morphological data in phylogenetic estimation has changed greatly. While estimation of phylogeny from morphological data remained fairly common (see landmark studies using Bayesian methods, such as Nylander et al. 2004 and Clarke and Middleton 2008), it also became common for fossils to be stripped of their morphological data and used as ‘calibration’ points to date phylogenetic trees (Marshall 2008). Even when molecular data are available, morphology and fossils are recognized for being key factors in modeling past evolutionary dynamics (e.g., Moreau and Bell 2013), uncovering historical trends in trait evolution (e.g., Blanchard and Moreau 2017; Branstetter et al. 2017; Mueller et al. 2018; ), and in phylogeographic inference (e.g. Moreau et al. 2006; Barden, Boudinot, and Lucky 2017). Likewise, methods for time-scaling phylogenetic trees have more thoroughly embraced the use of morphological data, and models now allow for morphology to be modeled jointly with molecular data and stratigraphic data to estimate </text:span><text:span text:style-name="T7">time since</text:span><text:span text:style-name="T5"> divergence (Heath, Huelsenbeck, and Stadler 2014).</text:span></text:p>
      <text:p text:style-name="P17"><text:span text:style-name="T5"><text:tab/>There is a new world of methods for working with morphological data. This new world comes with a lot of literature attached to it. In this review, I will discuss some of the fundamentals needed to understand how many of newer methods and models work, their biological interpretation, and how they correspond to traditional methods, such as parsimony.</text:span></text:p>
      <text:p text:style-name="P18"><text:span text:style-name="T1">What is Bayesian modeling?</text:span></text:p>
      <text:p text:style-name="P7"><text:soft-page-break/><text:span text:style-name="T5"><text:tab/>Bayesian methods have become very commonplace in molecular systematics research. These methods seek to apply mathematical models to questions of phylogenetics, phylogeography, divergence time estimation, and comparative methods in order to estimate a distribution of plausible solutions to biological problems. Initially described in the 18th century, Bayesian methods are not unique to systematics, having been applied to nearly every field of study over the past century (McGrayne 2011). Fundamentally, and across all fields, a Bayesian model involves three pieces: a likelihood model </text:span><text:span text:style-name="T9">describing the process that generated the data</text:span><text:span text:style-name="T5">, </text:span><text:span text:style-name="T9">statistical </text:span><text:span text:style-name="T5">distributions </text:span><text:span text:style-name="T9">representing prior beliefs about the process that generated the data</text:span><text:span text:style-name="T5">, and the posterior distribution. Methods to apply Bayesian analysis to phylogeny were proposed in the late 1990’s (Rannala and Yang 1996; Mau and Newton 1997). Analytical software to make Bayesian methods available to systematic biologists became widely available around the turn of the century (Huelsenbeck and Ronquist 2001). Since that time, many models have been implemented for the analysis of biological data in a Bayesian context.</text:span></text:p>
      <text:p text:style-name="P18"><text:span text:style-name="T70">What is a model?</text:span></text:p>
      <text:p text:style-name="P18"><text:span text:style-name="T5"><text:tab/>At the heart of the discussion of Bayesian methodology is a discussion of </text:span><text:span text:style-name="T49">models.</text:span><text:span text:style-name="T5"> A model is a mathematical construct used to describe the process that generated a set of observed data. Models are defined by their assumptions. </text:span><text:span text:style-name="T49">Assumptions</text:span><text:span text:style-name="T5"> are statements of what the researcher believes to be true about our data. For example, a common statistical assumption is that observations are independent and identically distributed. If this were true, this would mean that each data point is independent, or that it does not depend on any other data point in the data that have been collected. It would also mean that every data point in the data set is described by the same model. In model-based systematics, the given model makes assumptions about the process of evolution that generated the data that have been </text:span><text:soft-page-break/><text:span text:style-name="T5">collected (also called the </text:span><text:span text:style-name="T49">observed data</text:span><text:span text:style-name="T5">). Because a model is a mathematical construct, the assumptions will then be translated in to parameters, or quantities describing some facet of the data.</text:span></text:p>
      <text:p text:style-name="P18"><text:span text:style-name="T5"><text:tab/>Let us take a dataset from Barden and Grimaldi (2017). In this dataset, we have 42 ant taxa from the fossil record and 42 characters, some binary (2 state, usually 0 and 1) and some multistate (3 or more states). One common model, unweighted parsimony, makes the assumption that any state at a character is equally likely to transition to any other character state, and that each of the 42 characters in the character matrix can have their own length </text:span><text:span text:style-name="T10">(number of changes)</text:span><text:span text:style-name="T5"> on </text:span><text:span text:style-name="T10">a shared</text:span><text:span text:style-name="T5"> topology. Another common model, the Mk model (P. O. Lewis 2001), makes the same assumptions about character state transitions (called </text:span><text:span text:style-name="T49">exchangeabilities</text:span><text:span text:style-name="T5">), but assumes that the 42 characters share a common underlying tree and branch lengths. The difference between these two models may not sound large, but it has implications for the </text:span><text:span text:style-name="T10">methods</text:span><text:span text:style-name="T5"> </text:span><text:span text:style-name="T10">by</text:span><text:span text:style-name="T5"> which we infer the tree from the data, as we will discuss below.</text:span></text:p>
      <text:p text:style-name="P18"><text:span text:style-name="T5"><text:tab/>In the case of the Mk model, the model parameters will be a tree, a set of branch lengths on that tree (i.e., the rate of evolutionary change between a node and its descendants), and a rate of exchange between different states in the model. Using a model, we can evaluate the likelihood of each character in our dataset given the model parameters. The individual character likelihoods are summed to compute the total likelihood of the data given the model. This is seen on Fig. 1. When we work with a mathematical model, we calculate how likely we are to observe our data, given the assumptions we are making about the underlying process of evolution. In the case of parsimony, the model is similar, except every character can have its own length on a unified tree, potentially expanding to 42 sets of unique branch lengths.</text:span></text:p>
      <text:p text:style-name="P20"><text:span text:style-name="T5"><text:tab/>There are other models that make more complex assumptions, and make assumptions not solely about the exchangeabilities of characters, but about the distribution of speciation events on a tree, or about correlation between characters. We will discuss these methods more </text:span><text:span text:style-name="T10">in the section “</text:span><text:span text:style-name="T55">Bayesian </text:span><text:soft-page-break/><text:span text:style-name="T55">modeling of morphology for phylogenetic estimation.”</text:span><text:span text:style-name="T5"> Regardless of what precise models are being discussed, the key point for systematists to understand is that every model makes assumptions, and it is crucial to think about how well-aligned a particular model is to the observed data.</text:span></text:p>
      <text:p text:style-name="P6"><text:span text:style-name="T5"><text:tab/>Bayesian methods are not the only methods to use models. Parsimony can be considered a model. </text:span><text:span text:style-name="T49">Maximum likelihood</text:span><text:span text:style-name="T5"> estimation assumes a model of character evolution. Under maximum likelihood, combinations of parameters are scored for their likelihood until a combination of parameters is found that maximizes the likelihood of the data. The key difference between maximum likelihood and Bayesian modeling is described in the next section.</text:span></text:p>
      <text:p text:style-name="P18"><text:span text:style-name="T70">What is a prior?</text:span></text:p>
      <text:p text:style-name="P18"><text:span text:style-name="T5"><text:tab/>Crucial to the Bayesian methodology is the incorporation of uncertainty. In the case of our 42 characters, we may be able to make some statements about that which we believe to be true about the underlying tree, branch lengths, and exchangeabilities. For example, the data were collected in order to maximize the inclusion of stem ants sampled from the Cretaceous period (Barden </text:span><text:span text:style-name="T11">and Grimaldi 2016)</text:span><text:span text:style-name="T5">. Some of these stem ants retain some characteristics of the wasp outgroup (Wilson, Carpenter, and Brown 1967). These features are subsequently lost. In these characters, we might expect to see more transitions from a “presence” character state to an “absence” character state. But how strong should this bias be? Are these the only characters in which we expect to see this bias? What do we expect the magnitude of the bias to be? Bayesian modeling enables us to use a </text:span><text:span text:style-name="T49">prior distribution</text:span><text:span text:style-name="T5"> to describe our beliefs about parameters of our model. This can be seen in Fig. 2.</text:span></text:p>
      <text:p text:style-name="P18"><text:span text:style-name="T5"><text:tab/>In Bayesian inference, the value a parameter can take may be fixed, meaning it is given to the analysis by the researcher, and not estimated from the data. Alternatively, the parameter value may be a </text:span><text:span text:style-name="T49">random variable</text:span><text:span text:style-name="T5">, meaning different values may be sampled for the parameter over the course of the </text:span><text:soft-page-break/><text:span text:style-name="T5">analysis. The prior allows researchers to place a probability distribution on a parameter, which specifies how likely the random variable is to take on a specific set of values. A probability distribution provides the probabilities of different outcomes or solutions in an experiment.</text:span></text:p>
      <text:p text:style-name="P18"><text:span text:style-name="T5"><text:tab/>The type of prior a researcher places on a parameter will dictate the types of estimated values one is likely to see in the results of a Bayesian analysis. For example, using an exponential distribution with a rate of 10 on branch lengths is quite common. This distribution can be seen in Figure 3. The reason for this choice is that most branch lengths are observed to be fairly short. The exponential(10) distribution specifies this, while also allowing for some branches to be longer.</text:span></text:p>
      <text:p text:style-name="P6"><text:span text:style-name="T5"><text:tab/>As we will discuss below, the prior is not absolute. A prior can be enforced with different weights, according to the researcher’s prior beliefs. For example, a lightly-enforced prior can easily be overturned by the weight of evidence. Little evidence will be required to break free of its influence. However, a more strongly enforced prior will need stronger observed data to overturn it. In this case, the values evaluated during the analysis will almost all be drawn from the prior.</text:span></text:p>
      <text:p text:style-name="P18"><text:span text:style-name="T70">How do the prior and the posterior fit together</text:span></text:p>
      <text:p text:style-name="P18"><text:span text:style-name="T5"><text:tab/>Bayesian modeling differs from other types of model-based inference due to the incorporation of the prior. Bayes’ theorem is given in Fig. 2.</text:span></text:p>
      <text:p text:style-name="P18"><text:span text:style-name="T5"><text:tab/>In Bayes’ theorem, the probability of the observed data given some hypothesis is multiplied by the prior probability of that hypothesis. This is divided by the marginal probability of the observed data, meaning the probability of the data with some </text:span><text:span text:style-name="T12">or all</text:span><text:span text:style-name="T5"> parameter values integrated out. The end result is the probability of the hypothesis given the observed data. This probability is called the posterior probability, and it is proportional to the prior times the model.</text:span></text:p>
      <text:p text:style-name="P18"><text:soft-page-break/><text:span text:style-name="T5"><text:tab/>This is a challenging quantity to calculate </text:span><text:span text:style-name="T13">–</text:span><text:span text:style-name="T5"> what is the marginal likelihood of the data? We evaluate combinations of values for our parameters using </text:span><text:span text:style-name="T49">Markov Chain Monte Carlo</text:span><text:span text:style-name="T5">, or MCMC, simulation (Metropolis et al. 1953; Hastings 1970; Mau, Newton, and Larget 1999). MCMC allows new random values for each parameter to be proposed, so that the solutions can be evaluated. In the MCMC algorithm, an initial set of values for the model parameters is proposed. These values are then changed, and new values obtained. This is the “Monte Carlo” aspect of the name: we choose new values at random, though often within some constraining conditions. The act of changing the values for the parameters is often referred to as a “move." These new parameters are then evaluated. The posterior probability of the values is calculated. </text:span><text:span text:style-name="T14">Generally, i</text:span><text:span text:style-name="T5">f the posterior probability improves on the old values or is the same, the evaluated parameter values will be kept and used as the basis for the next set of parameters. The MCMC algorithm is shown in Fig. 4.</text:span></text:p>
      <text:p text:style-name="P18"><text:span text:style-name="T5"><text:tab/>A move may be large in scale, changing a particular parameter radically, or it may be small in scale, making only minor changes to a parameter. Moves also vary in how often they are performed. More important model parameters may be “moved” more often in order to estimate good solutions for them. Previous states made by the chain are not considered when making moves. That is why this process is a “Markov Chain”, or memoryless process. Because the process is memoryless, and previously-visited solutions are not removed from the population of possible solutions, a truly good solution will be revisited many times. The MCMC process will sample from the prior for each parameter. A well-specified model will eventually converge to the true distribution of each random variable. By sampling many possible combinations of parameters over the course of a phylogenetic estimation, we approximate the value of the probability of the data. This allows us to complete the equation shown in Fig. 2 in order to calculate the posterior probability.</text:span></text:p>
      <text:p text:style-name="P17"><text:soft-page-break/><text:span text:style-name="T5"><text:tab/>While MCMC does not consider its previous steps in taking new ones, most phylogenetics software packages do write out the previous combinations of parameters. What is produced is often termed the posterior </text:span><text:span text:style-name="T15">sample</text:span><text:span text:style-name="T5">, a log of the trees, branch lengths, and model parameters that were examined during the phylogenetic analysis. Summary trees can then be built from this sample, and the degree of confidence in any particular bipartition on the tree assessed. How often different solutions for any particular parameter were visited can also be assessed. The consideration of a sample of phylogenetic trees is somewhat different than other ways of estimating trees </text:span><text:span text:style-name="T16">and</text:span><text:span text:style-name="T5"> has implications for how researchers should consider broader macroevolutionary analyses.</text:span></text:p>
      <text:p text:style-name="P18"><text:span text:style-name="T1">What </text:span><text:span text:style-name="T2">are</text:span><text:span text:style-name="T1"> morphological data?</text:span></text:p>
      <text:p text:style-name="P6"><text:span text:style-name="T5"><text:tab/>In the section “What is a model?” I outlined Lewis’ Mk model for estimating phylogeny from discrete morphological data. Before we think about coherent models of morphological evolution, we need to think about what morphological data are. What are the properties of morphological data, and how are morphological data collected? Broadly, morphological data often fall into two categories, discrete and continuous. </text:span><text:span text:style-name="T17">These data types differ greatly, with implications for how they can be analyzed. </text:span></text:p>
      <text:p text:style-name="P18"><text:span text:style-name="T70">Discrete morphological data</text:span></text:p>
      <text:p text:style-name="P18"><text:span text:style-name="T5"><text:tab/>Discrete data can be found in many fields, not just phylogenetics. Any data that can be broken into distinct and non-overlapping classes may be considered discrete. In Bayesian phylogenetics, much of the work on morphology has focused on discrete traits (Lewis 2001; Nylander et al. 2004; Ronquist et al. 2012; Heath, Huelsenbeck, and Stadler 2014; Wright and Hillis 2014; Harrison and Larsson 2015; Wright, Lloyd, and Hillis 2016), in part due to the availability of methods to work with molecular data, </text:span><text:soft-page-break/><text:span text:style-name="T5">which is also discrete. In these cases, an individual character is broken down into states, each with diagnostic morphology. Our example matrix from Barden and Grimaldi (2017) is made up of discrete characters.</text:span></text:p>
      <text:p text:style-name="P18"><text:span text:style-name="T5"><text:tab/>Discrete characters can be broken down into categories. Binary data are characters which have two states, typically 0 and 1. These states may correspond to presence and absence, or they may have more complex diagnoses, such as specific morphological features assigned to each. An example of this type of character from the Barden and Grimaldi matrix is “Anterior margin of clypeus with row of peg-like denticles.” </text:span><text:span text:style-name="T18">This character </text:span><text:span text:style-name="T5">refer</text:span><text:span text:style-name="T18">s</text:span><text:span text:style-name="T5"> to setae on the margin of the clypeus. In this case, we have a trait that is described qualitatively. This character is broken down into present (1) and absent (0). Multistate characters are those characters which are broken down into more than two character states. In these characters, each state corresponds to a specific morphology, though 0 may still correspond to absent. An example of this character type from the Barden and Grimaldi dataset is the “Mandibular shape”, which is broken into six states, each with a clear definition of the morphology of the state. More examples of discrete traits can be seen in Fig. 5.</text:span></text:p>
      <text:p text:style-name="P18"><text:span text:style-name="T5"><text:tab/>Characters may be coded with respect to what is called </text:span><text:span text:style-name="T49">polarity</text:span><text:span text:style-name="T5"> (De Queiroz 1985; Stevens 1991). In these cases, the phylogeny has informed the way in which the character is coded. The result of this is that one character state is designated pleisiomorphic </text:span><text:span text:style-name="T19">(ancestral)</text:span><text:span text:style-name="T5">, and one is denoted apomorphic </text:span><text:span text:style-name="T19">(derived)</text:span><text:span text:style-name="T5"> </text:span><text:span text:style-name="T49">a priori</text:span><text:span text:style-name="T5">. This is often seen in the form of the 0 state representing the state possessed by outgroup, or the purported ancestral state (Watrous and Wheeler 1981).</text:span></text:p>
      <text:p text:style-name="P18"><text:span text:style-name="T5"><text:tab/>The act of choosing which characters to use, and what the states should be is typically performed by an expert examining populations of samples, and deciding which facets of organismal form vary, and which variation that is considered phylogenetically informative. Phylogenetically informative refers to whether or not a character can be used to favor one set of bipartitions on a tree </text:span><text:soft-page-break/><text:span text:style-name="T5">over another under the parsimony criterion. For example, a character which does not vary in the set of taxa on the tree is not considered to be phylogenetically informative because it will have the same parsimony score on any set of bipartitions. These characters are called ‘invariant’. Invariant characters are common in molecular data, but are often not scored in morphological data. Likewise, a character for which every taxon has a different character state is not considered phylogenetically informative because it will also have the same parsimony score on any set of bipartitions. A character which varies among the set of taxa, but is shared by at least two tips on the tree is considered phylogenetically informative. A schematic of this concept is on Fig. 6.</text:span></text:p>
      <text:p text:style-name="P6"><text:span text:style-name="T5"><text:tab/>All of the above concepts – character coding, polarity, phylogenetic informativeness </text:span><text:span text:style-name="T20">–</text:span><text:span text:style-name="T5"> have implications for modeling the data, and will be discussed in the section “Bayesian modeling of morphology for phylogenetic estimation.”</text:span></text:p>
      <text:p text:style-name="P18"><text:span text:style-name="T70">Continuous characters</text:span></text:p>
      <text:p text:style-name="P18"><text:span text:style-name="T5"><text:tab/>Continuous characters are those characters that cannot be broken into discrete states (Fig. 5). Examples of these types of characters may include height, or the length of a structure on the body. These traits can take on the value of any real number, and may represent a specific morphometric observation from one individual, or another measurement, such as the mean of some trait in a population of individuals. As such, continuous characters are often also referred to as quantitative characters, </text:span><text:span text:style-name="T21">as they cannot be described without the use of mathematics.</text:span></text:p>
      <text:p text:style-name="P18"><text:span text:style-name="T5"><text:tab/>In the case of discrete data, there is typically an expert observer choosing which characters are worth collecting, as outlined in the previous section. Expert observers also play a role in the collection of continuous data. When a specific structure is being measured, this is typically chosen by an expert observer because it varies within the set of taxa that will be placed on the tree. Some researchers </text:span><text:soft-page-break/><text:span text:style-name="T5">choose to then discretize the data into categories of variation (Mickevich and Johnson 1976; Thorpe 1982; Thiele 1993; Lawing, Meik, and Schargel 2008; Randle and Sansom 2017).</text:span></text:p>
      <text:p text:style-name="P18"><text:span text:style-name="T5"><text:tab/>In the case of landmark-based morphometrics, the data are the coordinates of the location of distinct anatomical features on the organism. The landmarks are typically decided upon by an expert, and are homologous across the sample of organisms. This may be done in 2-D, such as from an image, or in 3-D, such as from a computer-based anatomical scan. While an expert has traditionally been required for this type of analysis, recent work has explored crowd-sourcing this type of data collection (Chang and Alfaro 2016). Landmarks can also be defined automatically, without the use of an expert (Aneja et al. 2015; Li et al. 2017). Automated landmarking typically requires a high-quality 3-D scan of the specimen to be quantified, and some way to normalize the size and view of the scan (Chollet et al. 2014). These methods are promising because they allow the collection of larger datasets with less time investment, but also they avoid observer bias about which facets of the individual are important, and have error sources that are easier to detect and correct (Li et al. 2017).</text:span></text:p>
      <text:p text:style-name="P17"><text:span text:style-name="T5"><text:tab/>Lesser-used forms of continuous data may include sonic information (May-Collado, Agnarsson, and Wartzok 2007; Escalona Sulbarán et al. 2019), and behavioral information (Blomberg, Garland Jr, and Ives 2003; C. R. Turner et al. 2007). Traits of this nature are typically not used in model-based phylogenetic estimation, but rather the inference of macroevolutionary patterns.</text:span></text:p>
      <text:p text:style-name="P6"><text:span text:style-name="T1">Bayesian modeling of morphology for phylogenetic estimation</text:span></text:p>
      <text:p text:style-name="P18"><text:span text:style-name="T70">Discrete morphological data</text:span></text:p>
      <text:p text:style-name="P18"><text:soft-page-break/><text:span text:style-name="T5"><text:tab/>The manner in which discrete morphological data are collected introduces potential biases in to phylogenetic estimation. Since many of the modern methods for handling phylogenetic data were described to handle molecular data, it is instructive to contrast molecular and morphological data. Molecular sequence data has a defined number of states (4 for nucleotides, 16 for amino acids), and it is generally assumed that an instance of one particular molecule will have the same properties across the sequence. On the other hand, a change between one state and another (say between 0 and 1) at one character might require only a small underlying genetic change. That same change at another character may involve wholly different underlying molecular machinery, and be of a much larger magnitude. For example, Fig. 5 shows two different discrete morphological characters. In panel A, we have the petiole, which controls the flexibility of the gaster. If the petiole is fused, the gaster is inflexible to being moved to sting or be used in applying chemosensory compounds. In panel B, we have the number of antennae segments. To change states in this character means to lose or gain a repeat of an already-repetitive structure. To specify one model that adequately describes the probabilities of observing changes in both these characters may not be possible. The lack of ability to specify a single mechanism </text:span><text:span text:style-name="T22">across the whole dataset </text:span><text:span text:style-name="T5">has long limited the types of models that can be considered for morphology.</text:span></text:p>
      <text:p text:style-name="P18"><text:span text:style-name="T5"><text:tab/>Due to these difficulties, discrete morphology has been analysed under a very simple model. This mode is often referred to as the Mk (</text:span><text:span text:style-name="T49">M</text:span><text:span text:style-name="T5">arkov </text:span><text:span text:style-name="T49">K</text:span><text:span text:style-name="T5">-States) model of morphological evolution (Lewis 2001). This is a generalization of the Jukes-Cantor model for molecular sequence evolution (Jukes and Cantor 1969). As such, it makes the same set of assumptions. We will now discuss what these assumptions are, what they mean for character evolution, and how priors on these assumptions can be used to enable more flexible models of evolution.</text:span></text:p>
      <text:p text:style-name="P18"><text:span text:style-name="T5"><text:tab/>Exchangeabilities define </text:span><text:span text:style-name="T23">the rate at which we expect </text:span><text:span text:style-name="T5">a given change between two character states. In the Jukes-Cantor model, the exchangeabilities between any state and any other state are held </text:span><text:soft-page-break/><text:span text:style-name="T5">to be equal. A</text:span><text:span text:style-name="T49"> Q-matrix</text:span><text:span text:style-name="T5">, the matrix specifying the likelihood of different transitions, can be seen in the equation on Fig. 7a. In the case of morphological data, this means that the probability of transitioning between one character state and another are equal. If we have binary, presence-absence data, these data would be equally likely to be gained as lost. However, in molecular phylogenetics, the probability of observing a change depends on two quantities: the exchangeability, and the equilibrium frequency of the starting state. The Jukes-Cantor model assumes the character states have equal frequency. This can be seen in Fig 7c. Equilibrium state frequencies define how many of each state we would expect to see if the process of evolution were allowed to continue infinitely long (allowed to equilibrate). Even if the exchangeability between two states is high, if the starting state is rare, we will observe that change rarely (J. Felsenstein 1981). The default assumption of the Mk and Jukes-Cantor models is that </text:span><text:span text:style-name="T23">equilibrium</text:span><text:span text:style-name="T5"> character frequencies </text:span><text:span text:style-name="T23">are</text:span><text:span text:style-name="T5"> equal. Taken with the assumption of equal exchangeabilities, this disallows differential rates of change between character states.</text:span></text:p>
      <text:p text:style-name="P21"><text:span text:style-name="T5"><text:tab/>This assumption likely strikes many readers as unrealistic. Bayesian methods provide us a solution to escape this problematic assumption. In a Bayesian context, assumptions are translated into mathematics as model parameters. The value of a parameter is a random variable, and we can use priors to create distributions of values that the random variable is likely to take. Under parsimony, individual characters having differential probabilities on state transitions is often handled by </text:span><text:span text:style-name="T54">a priori</text:span><text:span text:style-name="T28"> specifying a transition matrix with the desired weights on different changes. For example, if it is considered more likely to lose a character state (transition from a 1 state to a 0 state) than to gain one (transition from a 0 state to a 1 state), a step matrix can be specified for that character that penalizes 0 to 1 transitions. </text:span><text:span text:style-name="T29">This is, functionally, an extremely strong prior on certain types of changes. The correspondence between parsimony and Bayesian methods is discussed in “</text:span><text:span text:style-name="T56">Interpretation of Bayesian and parsimony analyses.”</text:span></text:p>
      <text:p text:style-name="P18"><text:soft-page-break/><text:span text:style-name="T28"><text:tab/>In a Bayesian framework, one can place a prior on the state frequencies, allowing them to take on multiple possible values. In the case of state frequencies, one approach to allow variation has been to use a Beta prior for binary data, or a Dirichlet prior for multistate data </text:span><text:span text:style-name="T29">(Nylander et al. 20014, Wright et al. 2016)</text:span><text:span text:style-name="T28">. When values are sampled for the parameter, the posterior is proportional to the model likelihood times the prior on the parameter. In the case of data that are strongly informative, the prior could be overwhelmed by the data. If the data are weakly informative, the prior will likely dominate the posterior distribution. In practice, this allows for different rates of change between states to be sampled in the analysis, informed by the data, as opposed to being fixed </text:span><text:span text:style-name="T54">a priori </text:span><text:span text:style-name="T57">as they would in a parsimony analysis</text:span><text:span text:style-name="T58">.</text:span></text:p>
      <text:p text:style-name="P18"><text:span text:style-name="T28"><text:tab/>Bayesian methods open the door to using mixture models. Mixture models treat the total dataset as an aggregate of smaller populations, which may have different parameter values. A common example of this is the use of among-character rate variation (Yang 199</text:span><text:span text:style-name="T32">4</text:span><text:span text:style-name="T28">). One long-acknowledged issue in phylogenetics is that not all sites in a molecular alignment, or characters in a data matrix will evolve at the same rate (Fitch and Margoliash 1967; Yang 199</text:span><text:span text:style-name="T32">6</text:span><text:span text:style-name="T28">). Declining to model this variation can lead to incorrect inferences (i.e., Sullivan, Holsinger, and Simon 1996; Buckley, Simon, and Chambers 2001; see also discussion in Sullivan and Joyce 2005). Under this model, the rate of evolution at any one character is assumed to be drawn from a Gamma distribution. Because approximating a continuous Gamma distribution would be too computationally intensive, a discrete Gamma distribution with a user-specified number of categories is used. Four categories has been supported in some empirical studies, and is a common default value in phylogenetics software. When this value is chosen, there are four rate categories used to describe the data (i.e., for subpopulations in the mixture model).</text:span></text:p>
      <text:p text:style-name="P18"><text:span text:style-name="T28"><text:tab/>This same framework can be applied to other parameters. Relaxing character change symmetry has been accomplished using similar principles. When we place a prior on character frequencies, this is </text:span><text:soft-page-break/><text:span text:style-name="T28">typically done as a mixture model. In this case, the Beta distribution (binary data) or Dirichlet distribution (multistate data) is typically discretized into several categories. The likelihood is then computed according each category and summed to generate a character likelihood. Treating character rates, or character change asymmetry, as a mixture model allows the dataset to potentially have multiple classes of transition rate symmetry for each of dataset. Each class specifi</text:span><text:span text:style-name="T32">es</text:span><text:span text:style-name="T28"> the same model parameters, but allowing those parameters to take on different values. In this way, there can be multiple rates of evolution, or multiple 0 to 1 transition rates, in the dataset.</text:span></text:p>
      <text:p text:style-name="P6"><text:span text:style-name="T28"><text:tab/>In Bayesian analysis, it can be confusing for researchers to understand what is the model, what is the prior, and how each part affects the analysis. Parameters define what a researcher believes are the key facets of the process by which the data were generated. A prior specifies a range of values for that parameter that the researchers consider reasonable.</text:span></text:p>
      <text:p text:style-name="P18"><text:span text:style-name="T71">Continuous Data</text:span></text:p>
      <text:p text:style-name="P18"><text:span text:style-name="T28"><text:tab/>Continuous data have been less commonly used for phylogenetic inference. As discussed in the section “What is morphological data?”, continuous data are often discretized before being used in phylogenetic analysis. This, however, introduces an element of user interpretation to the data that does not otherwise need to exist, and is not accounted for in the model (Wiens 2001). Continuous data have often been used for what is termed comparative phylogenetic analysis or macroevolutionary analysis (see examples and discussions in Maddison 1991; Felsenstein 1988; O’Meara et al. 2006; <text:s/>Felsenstein 2011; Beaulieu et al. 2012; Landis, Schraiber, and Liang 2013; Cooper et al. 2016). Despite their relatively rare use for inference, these data have been demonstrated to contain phylogenetic signal (Smith and Hendricks 2013).</text:span></text:p>
      <text:p text:style-name="P18"><text:soft-page-break/><text:span text:style-name="T28"><text:tab/>The rich history of using continuous characters for comparative analysis enables those same models to be used for phylogenetic estimation. </text:span><text:span text:style-name="T49">Brownian motion</text:span><text:span text:style-name="T28"> has been used to model trait data for phylogenetic estimation (Parins-Fukuchi 2017). Brownian motion is used to model the value of continuously-varying data over time (Butler and King 2004; O’Meara et al. 2006). This model is often referred to as the “random walk,” due to the fact that in any time interval, the value of a trait can change randomly in both direction (positive or negative) and magnitude (small or large changes). Brownian motion was originally used to describe the movement of particles suspended in fluids. In biology, Brownian motion may be compatible with a number (or combination) of evolutionary forces (see discussion in Harmon 2018 for more context).</text:span></text:p>
      <text:p text:style-name="P22"><text:span text:style-name="T28"><text:tab/>In a Brownian motion model, evolution is typically described by two parameters: the mean trait value, </text:span><text:span text:style-name="T33">X</text:span><text:span text:style-name="T28">, at the start of a particular time interval, and the evolutionary rate parameter, </text:span><text:span text:style-name="T47">σ</text:span><text:span text:style-name="T28">. X will be the value from which the trait can “walk” during the time interval. σ will determine the magnitude with with the trait will step away from </text:span><text:span text:style-name="T33">X</text:span><text:span text:style-name="T28">. Changes are expected to be distributed according to a normal distribution with mean 0 and variance proportional to the rate and size of the time interval. At very short time intervals, we expect to see little change. For long intervals, we expect the normal to become wider and wider, indicating that the amount of change has the potential to be larger.</text:span></text:p>
      <text:p text:style-name="P18"><text:span text:style-name="T28"><text:tab/>Brownian motion has been used to model the evolution of traits on a tree. Recently, it has been implemented for phylogenetic estimation in both dated and undated trees. Simulation research indicates that continuous characters modeled under Brownian motion can lead to lower topological error than discrete morphological traits (Parins-Fukuchi 2017). In particular, this is true in datasets with multiple rates of evolution. Wright and Hillis (2014) demonstrated that in discrete morphological traits, phylogenetic error is very high for low rate of evolution characters (due to low signal), and very high </text:span><text:soft-page-break/><text:span text:style-name="T28">rate of evolution characters (due to saturation of changes). Continuous characters do not display this relationship as strongly.</text:span></text:p>
      <text:p text:style-name="P22"><text:span text:style-name="T28"><text:tab/>Use of continuous characters is promising because the Brownian motion model is fairly lightweight. This allows for each character to have its own σ, enabling multiple mechanisms in a dataset without having to calculate a character likelihood according to multiple Beta categories (Parins-Fukuchi 2018). Expectations about the evolution of continuous character are complex, but Brownian motion can be expanded to accommodate them. Characters are expected to covary in a Brownian motion framework. This character correlation can be accounted for by estimating a correlation matrix from individuals in a lineage (Parins-Fukuchi 2017). If within-lineage variation is not accounted for, morphological evolution rates will be overestimated, </text:span><text:span text:style-name="T33">possibly leading to branch length and topology error</text:span><text:span text:style-name="T28">. The correlation matrix can be used to correct within-lineage character correlation. Because the lineages are all connected by an underlying phylogeny, character correlation may also occur among lineages. The correlation matrix can then be used to establish a correlation matrix among lineages, as well.</text:span></text:p>
      <text:p text:style-name="P18"><text:span text:style-name="T28"><text:tab/>The use of continuous characters in morphological phylogenetics is an exciting prospect along several lines. Firstly, Brownian motion is one of many comparative models of evolution (for a review covering many different models, see Harmon 2018). Others could be substituted, or multiple models used among characters. Even in the case that other models are not explored, the Brownian motion can correspond to different biological interpretations. Brownian motion is typically interpreted to be analogous to traits evolving under drift, having no selective optima. Prior work demonstrates that several models incorporating selection still appear indistinguishable from Brownian motion (Martins and Hansen 1996). In sum, there are a variety of mechanisms that could be described by Brownian motion, and the researcher does not have to explic</text:span><text:span text:style-name="T34">i</text:span><text:span text:style-name="T28">tly choose to model.</text:span></text:p>
      <text:p text:style-name="P17"><text:soft-page-break/><text:span text:style-name="T28"><text:tab/>Secondly, these implementations are exciting because they enable the use of a third independent data source </text:span><text:span text:style-name="T35">(continuous character data)</text:span><text:span text:style-name="T28">, modeled under different assumptions. Modeling traits according to Brownian motion to estimate a phylogeny from continuous trait data allows researchers to work in the same MCMC framework for continuous, discrete, and discrete molecular data. Using all available data will enable researchers to validate the tree among sources, and formulate testable hypotheses of how model assumptions may impact the tree estimated. This also opens the path to perform joint estimation across multiple types of data. Indeed, fossil datasets are often limited in size (Wright, Lloyd, and Hillis 2016). Opening up new paths to collect data, particularly if automation of data collection becomes commonplace, will allow researchers to make more complete use of specimens.</text:span></text:p>
      <text:p text:style-name="P18"><text:span text:style-name="T3">How does Bayesian modeling differ from parsimony?</text:span></text:p>
      <text:p text:style-name="P6"><text:span text:style-name="T62"><text:tab/>I have said very little thus far in this review about parsimony.</text:span><text:span text:style-name="T28"> My main purpose has been to lay out how Bayesian modeling of morphology works. Parsimony is still a dominant optimality criterion in morphological phylogenetics. It is informative to look at how the assumptions, mechanisms, and interpretation of Bayesian and parsimony methods are similar, and how they are different. There are three main comparisons I would like to make between the two criteria: assumptions made about the evolutionary process, interpretation of parsimony and Bayesian analysis.</text:span></text:p>
      <text:p text:style-name="P18"><text:span text:style-name="T71">Assumptions about the evolutionary process</text:span></text:p>
      <text:p text:style-name="P18"><text:span text:style-name="T28"><text:tab/>Parsimony can come in several variations, just as we can relax various assumptions of the Mk model. The most common variation is unweighted parsimony. This typically refers to an application of parsimony in which it is held that any change between any two character states is weighted equally, </text:span><text:span text:style-name="T36">and </text:span><text:soft-page-break/><text:span text:style-name="T36">all characters contribute equally to the tree search</text:span><text:span text:style-name="T28">. In this case, a change from 0 to a 1 state is as likely as a reversal between the two. Surficially, this is quite similar to one of the chief assumptions of the Mk model – that character changes are symmetrical.</text:span></text:p>
      <text:p text:style-name="P18"><text:span text:style-name="T28"><text:tab/>However, there are core difference between parsimony and Bayesian approaches which change the results and interpretation of these two ways of estimating trees. In a Bayesian analysis, values are sampled for each of the parameters in the model, including branch lengths. Branch lengths are typically sampled as number of expected character changes per character. In a parsimony analysis, the tree that is favored is the one that minimizes the number of changes in the dataset across that tree. However, each character may have its own length on the tree. The final branch lengths represent the number of changes in the dataset along each branch, as a whole number, rather than a rate. This has desirable properties – in a maximum parsimony analysis, character changes can be mapped to specific branches. In Bayesian estimation, either more complex models or post-hoc analyses (Pagel 1999; Nielsen 2002; Bollback 2006; Maddison, Midford, and Otto 2007; <text:s/>FitzJohn, Maddison, and Otto 2009; <text:s/>FitzJohn 2012; Revell 2012) are required to do this.</text:span></text:p>
      <text:p text:style-name="P18"><text:span text:style-name="T28">Advocates for parsimony often point to the aforementioned as a positive. Parsimony is often referred to as a “No Common Mechanisms model” </text:span><text:span text:style-name="T37">(NCM)</text:span><text:span text:style-name="T28">, which allows every character in the character matrix to have its own length on a common tree (Tuffley and Steel 1997). This is intuitively appealing – it is unlikely that every character in a matrix evolves at the same rate. Allowing each site to have its own rate of evolution means that no matter how different the rates actually are, they can be accommodated. However, this same assumption makes it impossible to choose a likelihood implementation of the No Common Mechanisms model via even liberal information criteria due to its parameter richness (Holder, Lewis, and Swofford 2010). </text:span><text:span text:style-name="T49">Model fitting</text:span><text:span text:style-name="T28"> techniques typically attempt to balance parameter richness with how much the fit of the model to the data improves with those additional parameters. </text:span><text:span text:style-name="T37">Statistical </text:span><text:soft-page-break/><text:span text:style-name="T37">model fitting procedures indicate that the NCM model is so complex as to never be statistically justified. </text:span><text:span text:style-name="T28">What a model fitting technique cannot tell you is if the added parameters add biological realism. There may very well be reasons why, even in the absence of statistical evidence, researchers consider the assumptions of parsimony to make more sense for their data. The purpose of this review is not to argue for one method over another, but to lay the groundwork for researchers to understand the underlying assumptions of these two different types of phylogenetic estimation.</text:span></text:p>
      <text:p text:style-name="P18"><text:span text:style-name="T28"><text:tab/>Bayesian estimation can enable researchers to relax the assumptions of the Mk model (Nylander et al. 2004; Wright, Lloyd, and Hillis 2016). Parsimony also allows users to specify alternatives to unweighted parsimony. A parsimony step matrix can be specified, which allows researchers to place different weights on various character state transitions. For example, if a researcher believed it would be easy to lose a trait, but hard to regain it, they could weight the loss lightly, and the gain heavily (Hennig and Davis 1966; Moss and Hendrickson 1973; Farris 1977; Ree and Donoghue 1998). Then, when the parsimony tree is estimated, trees that contain gains of the trait will have to compensate by minimizing parsimony steps in other parts of the dataset. This penalizes trees containing the penalized gain. Researchers can specify custom step matrices for every character in the matrix, if desired. This flexibility enables researchers to, in effect, completely control the tree est</text:span><text:span text:style-name="T38">i</text:span><text:span text:style-name="T28">mated through </text:span><text:span text:style-name="T49">a priori</text:span><text:span text:style-name="T28"> specifications of the types of changes that can be seen. Specifying a step matrix can be thought of as a type of very strong prior, and there is little statistical framework for evaluating the effect and appropriateness of that prior.</text:span></text:p>
      <text:p text:style-name="P6"><text:span text:style-name="T28"><text:tab/>There is another type of weighting that has become popular. This type is referred to as “character weighting” (Farris 1969). In a dataset with character weighting applied, changes in certain characters are held to count more towards the parsimony score than others. This often takes the form of downweighting characters thought to be highly homoplasious (Goloboff 1993; Turner and Zandee </text:span><text:soft-page-break/><text:span text:style-name="T28">1995; Wiens 1998). When a researcher does this, they specify that certain characters are less reliable indicators of the true phylogeny than others. This may be done </text:span><text:span text:style-name="T49">a priori</text:span><text:span text:style-name="T28">, by the researcher specifying that a change in one character (the character thought to hold the truthful signal) must be balanced by multiple (2 or more) changes in others. This can also be automated, a process often referred to as “implied weighting.” Under this approach, the first time a character changes state on a tree, the change is given the weight of one. Subsequent changes are given smaller weights. In effect, this means that the more a character changes, the less it is allowed to influence the estimated tree. First implemented in 1993 by Goloboff, the implied weighting approach allows for the process of weighting to be more reproducible, and less dependent on observer bias about which characters to weight.</text:span></text:p>
      <text:p text:style-name="P18"><text:span text:style-name="T71">Interpretation of Bayesian and parsimony analyses</text:span></text:p>
      <text:p text:style-name="P18"><text:span text:style-name="T28"><text:tab/>Parsimony aims to estimate the most parsimonious tree, i.e, the tree that minimizes the number of changes in the dataset along that tree. This is fairly straightforward to understand. Multiple most parsimonious trees may be estimated from the same dataset, if multiple sets of relationships, or branch length distributions, are equally parsimonious. We can think of parsimony methods as aiming to estimate one tree, but that this may not be possible for a particular dataset </text:span><text:span text:style-name="T39">due to lack of information, or conflicting signals in the data</text:span><text:span text:style-name="T28">.</text:span></text:p>
      <text:p text:style-name="P18"><text:span text:style-name="T28"><text:tab/>Bayesian methods, however, provide a distribution of trees and parameter values sampled during the tree search. These are the values and trees proposed and evaluated by the MCMC algorithm during estimation. This posterior distribution can be used to test if the estimation has converged, or drawn enough independent samples that the true posterior has been approximated. A Bayesian estimation is not expected to provide one evolutionary history, and set of parameters. Rather, visualizing this uncertainty is considered by many to be integral to Bayesian estimation. For example, </text:span><text:soft-page-break/><text:span text:style-name="T28">in a dated phylogeny node ages are typically shown as distributions of possible ages, rather than point estimates. The shape are spread of the distribution itself is important information – a very wide distribution might indicate little </text:span><text:span text:style-name="T40">precision</text:span><text:span text:style-name="T28"> in the value. For a very useful review on the posterior sample, and its relationship to other distributions of trees, see Alfaro and Holder 2006.</text:span></text:p>
      <text:p text:style-name="P18"><text:span text:style-name="T28"><text:tab/>Both parsimony and Bayesian methods often rely on building a consensus tree. There are many ways to estimate a consensus tree (for a review see O’Reilly and Donoghue 2017), but fundamentally, a consensus tree summarizes the bipartitions on the tree, and turns a sample of trees into a single tree object. In a Bayesian analysis, those trees are normally labeled with the posterior probability of the bifurcations on the tree. In parsimony analyses, further estimations, such as bootstrap, must be performed in order to assess confidence in a particular bipartition (Felsenstein 1985). These approaches subsample columns of data in a phylogenetic matrix and re-estimate trees from the generated samples. Whereas Bayesian posterior probability can be thought of as the probability of the phylogenetic hypothesis given the data, the bootstrap can be thought of as a measure of repeatability of the hypothesis given the data (Hillis and Bull 1993; Felsenstein and Kishino 1993). For example, if 1000 subsampled replicate datasets are used to estimate trees, and 999 of them support the same tree, this is the evidence that the collected data strongly support the estimated topology. However, collection of additional data could change the bootstrap values.</text:span></text:p>
      <text:p text:style-name="P17"><text:span text:style-name="T28"><text:tab/>These two approaches have implications for how model fit and adequacy can be addressed. As discussed above, both Bayesian methods are parsimony make assumptions about the data. In a Bayesian method, the fit of the model to the data can be described by calculating the marginal likelihood of the data, the probability of the data with model parameters integrated out. The calculation of this quantity can be complex, and beyond the scope of this paper, but for further theoretical reading see Xie et al. 2011, Lartillot and Philippe 2006, and Hug et al. 2015. This quantity allows for the </text:span><text:soft-page-break/><text:span text:style-name="T28">comparison of models using the Bayes Factor, a standardized statistical framework for comparing the weight of evidence for different models (Kass and Raftery 1995; Suchard, Weiss, and Sinsheimer 2005; Brown and Lemmon 2007). In this way, assumptions about the data either via the model or the prior can be tested. An equivalent framework does not exist for parsimony. Under the maximum parsimony criterion, if a shorter tree is returned, that is considered to be the better tree.</text:span></text:p>
      <text:p text:style-name="P18"><text:span text:style-name="T4">N</text:span><text:span text:style-name="T3">ew worlds of data-intensive morphology</text:span></text:p>
      <text:p text:style-name="P6"><text:span text:style-name="T28"><text:tab/>As we’ve seen in the previous sections, estimating phylogenetic trees from morphological information is an evolving science. Between parsimony estimation and Bayesian methods, many combinations of assumptions can be made to suit a given dataset. Researchers have a greater range of choices than at any point in the past to try, and create, new models for understanding the evolution of taxa and traits. Below, I will highlight two that are particularly interesting.</text:span></text:p>
      <text:p text:style-name="P18"><text:span text:style-name="T71">Modularity of the prior and the model</text:span></text:p>
      <text:p text:style-name="P18"><text:span text:style-name="T28"><text:tab/>Historically, many Bayesian estimation software suites have allowed only limited choices of priors on any model parameter, and limited control over the shapes that the prior distribution can take. More modern software allows researchers to experiment more broadly with novel combinations of parameters and priors.</text:span></text:p>
      <text:p text:style-name="P23"><text:span text:style-name="T28">In the section “Bayesian modeling of morphological data”, we discuss placing priors on ACRV and character state frequencies. In the previous generation of phylogenetics software (i.e., MrBayes </text:span><text:span text:style-name="T41">(Huelsenbeck and Ronquist 2001</text:span><text:span text:style-name="T28">)</text:span><text:span text:style-name="T42">)</text:span><text:span text:style-name="T28">, priors of this nature had to be coded into the software by the developers. If a user wanted to use a certain prior distribution with a new data type, they may have needed to program it in in the actual software. Current generation software (Beast2 (Bouckaert et al. </text:span><text:soft-page-break/><text:span text:style-name="T28">2014), RevBayes (Höhna et al. 2016; Höhna, Landis, and Heath 2017)) allows users to generate new combinations of parameters and priors, and to contribute the scripts to do so back so other users may find them via contributions to their open-access software repositories.</text:span></text:p>
      <text:p text:style-name="P18"><text:span text:style-name="T28"><text:tab/>This philosophy of flexibility is important to progress in this field. Firstly, many of the models we use to estimate phylogenies were not generated with morphology in mind (Jukes and Cantor 1969). For example, prior work indicates that using the Gamma distribution to model ACRV may not be optimal for morphological data (Wagner 2011; Harrison and Larsson 2015). On its face, this makes a great deal of sense: traditionally, invariant characters have not been collected by researchers. Nor have characters that change only once on a tree. This means that we typically must correct for this omission, often referred to as correcting for ascertainment bias. But when we use Gamma-distributed rate variation, we assume that there are some extreme low-rate characters in the dataset. For morphology, this is unlikely to be true. A modular framework allows a user to simply substitute another prior distribution.</text:span></text:p>
      <text:p text:style-name="P6"><text:span text:style-name="T28"><text:tab/>An implicit benefit to this is that researchers can realize models that they believe will fit their data without needing to involve a developer of the software. In previous software generations, when a researcher needed a new model, they would contact the developer, and let them know what they needed. Depending on how much time the developer had to handle user requests, perhaps they would implement it. Modular software allows researchers to be the developer of the model. This enables the expert on the data to create models to describe those data, without having to wait on a software expert. Likewise, the software expert is also freed from needing to constantly balance user requests with their own work. Embracing open source contribution also allows users to contribute back their scripts for analyses, such that other users can find and use them. Modularity and openess enable faster scientific </text:span><text:soft-page-break/><text:span text:style-name="T28">progress as researchers can implement new models quickly, and disseminate those results with an interested community of scientific practice.</text:span></text:p>
      <text:p text:style-name="P18"><text:span text:style-name="T71">Ontogeny-Aware Phylogenetic models</text:span></text:p>
      <text:p text:style-name="P18"><text:span text:style-name="T28"><text:tab/>Dependence between characters has long been an elusive phenomenon in morphological phylogenetics. Gene regulatory networks and developmental cascades deeply impact the morphological characters we collect. And yet, we are unable to observe these dynamics in paleontological data and not every morphologist is an experimental developmental biologist with the training to gather data on underlying regulatory networks. Even in the absence of these data, the effect of these processes can be modeled.</text:span></text:p>
      <text:p text:style-name="P18"><text:span text:style-name="T28"><text:tab/>In Sewell (1934) proposed a model for discrete characters called the threshold model. Under this model, which character state an organism has at a character is determined by a hidden, underlying character called ‘liability’. Liability is continuous, but when it crosses some threshold in trait space, the discrete character changes states. This trait is a stand-in – there is no explicit mechanism being modeled. Liability could be some unobservable, but real, aspect of the phenotype, such as a circulating hormone causing a trait change. It could also be a more complex factor, such as a gene regulatory network. Felsensentein applied this model for inferring correlations between characters (Felsenstein 2005; Felsenstein 2011), and it has subsequently been applied to ancestral state estimation (Revell 2014). To date, it has not been used to infer phylogenetic trees, though flexibility in new phylogenetics software may allow this, as discussed above.</text:span></text:p>
      <text:p text:style-name="P18"><text:span text:style-name="T28"><text:tab/>New models for getting at similar dynamics for inference of phylogeny rely on Hidden Markov Models [HMM] and Structured Markov Models [SMM] (Tarasov 2019). HMMs make a similar assumption to liability – that there are some underlying variables affecting the discrete states. In an </text:span><text:soft-page-break/><text:span text:style-name="T28">HMM, the transitions between states are oc</text:span><text:span text:style-name="T43">c</text:span><text:span text:style-name="T28">ur</text:span><text:span text:style-name="T43">r</text:span><text:span text:style-name="T28">ing in the hidden states, as opposed to the observed states, as in a regular Markov Model. Each observed state is typically </text:span><text:span text:style-name="T44">affected</text:span><text:span text:style-name="T28"> by multiple hidden states. If this is not true, the model collapses to a regular Markov Model. SMMs allow for among-character dependencies. This combination of models allows for phylogenetic inference that integrates underlying genetic and developmental process information.</text:span></text:p>
      <text:p text:style-name="P17"><text:span text:style-name="T28"><text:tab/>Integrating this information into phylogenetic analysis is an exciting new direction. It’s also very challenging: in subsequent work, use of ontologies is proposed to assist in annotating characters (Tarasov et al. 2019). Ontologies establish a shared, machine-readable syntax for discussing characters and representing relationships among characters. In approaches that incorporate information about </text:span><text:span text:style-name="T45">hierarchical</text:span><text:span text:style-name="T28"> relationships among characters, ontologies are used to connect characters to the ontology. This enables higher relationships between characters and suites of characters to be accounted for in estimation. However, this also means an ontology must be assembled, requiring in-depth morphological work with specimens. Due to many homoplasious changes in large, speciose groups, invertebrate systematics has been a leader in adopting the ontology framework, making this particular field well-situated to explore these new methods.</text:span></text:p>
      <text:p text:style-name="P18"><text:span text:style-name="T3">Concluding Remarks</text:span></text:p>
      <text:p text:style-name="P18"><text:span text:style-name="T28"><text:tab/>Morphological data have been crucial in phylogenetic estimation from the very first forays into the estimation of evolutionary history from observed data. This scope of this review was to look at models for inferring phylogeny from morphological data. I have covered many exciting advances in how researchers can codify their knowledge of the evolutionary processes that lead to their observed morphological matrices. What is beyond the scope of this review is a discussion of comparative methods, for inferring the evolutionary history of traits on a tree. We have also not discussed </text:span><text:soft-page-break/><text:span text:style-name="T28">divergence time estimation models, such as the fossilized birth-death, which allow for modeling a discontinuous fossil record to infer divergence times, but also further dynamics, such as speciation, extinction, and turnover.</text:span></text:p>
      <text:p text:style-name="P18"><text:span text:style-name="T28"><text:tab/>Morphological systematists are taking advantage of the full richness of statistical methods, such as Bayesian inference, and more classical methods, such as parsimony variations including implied weights. New methods for integrating hierarchical character information promises to help unlock the full richness of systematist’s knowledge. Closer relationships between software, developers, and practitioners facilitated by open science </text:span><text:span text:style-name="T46">are</text:span><text:span text:style-name="T28"> enabling researchers to participate more fully in the process of model generation and testing. In short, morphology is experiencing a new golden age, facilitated by cross-disciplinary communication and sharing of knowledge.</text:span></text:p>
      <text:p text:style-name="P24"><text:span text:style-name="T71">References</text:span></text:p>
      <text:p text:style-name="P9"><text:span text:style-name="T63">Alfaro, M. E., and </text:span><text:span text:style-name="T64">M. </text:span><text:span text:style-name="T63">T. Holder. 2006. The posterior and the prior in Bayesian phylogenetics. Annual Review of Ecology, Evolution, and Systematics 37 (1): 19–42.</text:span></text:p>
      <text:p text:style-name="P9"><text:span text:style-name="T63">Aneja, D., S. R. Vora, E. D. Camci, L. G. Shapiro, and T. C. Cox. 2015. Automated Detection of 3d Landmarks for the Elimination of Non-Biological Variation in Geometric Morphometric Analyses. In 2015 Ieee 28th International Symposium on Computer-Based Medical Systems, 78–83. IEEE.</text:span></text:p>
      <text:p text:style-name="P9"><text:span text:style-name="T63">Barden, P., B. Boudinot, and A. Lucky. 2017. Where Fossils Dare and Males Matter: Combined Morphological and Molecular Analysis Untangles the Evolutionary History of the Spider Ant Genus Leptomyrmex Mayr (Hymenoptera: Dolichoderinae). Invertebrate Systematics 31 (6). CSIRO: 765–80.</text:span></text:p>
      <text:p text:style-name="P9"><text:span text:style-name="T63">Beaulieu, J. M., D. Jhwueng, C. Boettiger, and B. C. O’Meara. 2012. Modeling Stabilizing Selection: Expanding the Ornstein–Uhlenbeck Model of Adaptive Evolution. Evolution: International Journal of Organic Evolution 66 (8). Wiley Online Library: 2369–83.</text:span></text:p>
      <text:p text:style-name="P9"><text:span text:style-name="T63">Blanchard, B. D., and C. S. Moreau. 2017. Defensive Traits Exhibit an Evolutionary Trade-Off and Drive Diversification in Ants. Evolution 71 (2): 315–28. </text:span></text:p>
      <text:p text:style-name="P9"><text:span text:style-name="T63">Blomberg, S. P., T. Garland, and A. R. Ives. 2003. Testing for Phylogenetic Signal in Comparative Data: Behavioral Traits Are More Labile. Evolution 57 (4). Wiley Online Library: 717–45.</text:span></text:p>
      <text:p text:style-name="P9"><text:span text:style-name="T63">Bollback, J. P. 2006. SIMMAP: Stochastic Character Mapping of Discrete Traits on Phylogenies. BMC Bioinformatics 7 (1). BioMed Central: 88.</text:span></text:p>
      <text:p text:style-name="P9"><text:soft-page-break/><text:span text:style-name="T63">Bouckaert, R., J. Heled, D. Kühnert, T. Vaughan, C. Wu, Dong Xie, M. A. Suchard, A. Rambaut, and A. J. Drummond. 2014. BEAST 2: A Software Platform for Bayesian Evolutionary Analysis. PLOS Computational Biology 10 (4). Public Library of Science: 1–6. </text:span></text:p>
      <text:p text:style-name="P9"><text:span text:style-name="T63">Branstetter, M. G., A. Ješovnik, J. Sosa-Calvo, M. W. Lloyd, B. C. Faircloth, S. G. Brady, and T. R. Schultz. 2017. Dry Habitats Were Crucibles of Domestication in the Evolution of Agriculture in Ants. Proceedings of the Royal Society B: Biological Sciences 284: 20170095.</text:span></text:p>
      <text:p text:style-name="P9"><text:span text:style-name="T63">Brown, J. M., and A. R. Lemmon. 2007. The importance of data partitioning and the utility of Bayes factors in Bayesian phylogenetics. Systematic Biology 56: 643–55.</text:span></text:p>
      <text:p text:style-name="P9"><text:span text:style-name="T63">Buckley, T. R., C. Simon, and G. K. Chambers. 2001. Exploring Among-Site Rate Variation Models in a Maximum Likelihood Framework Using Empirical Data: Effects of Model Assumptions on Estimates of Topology, Branch Lengths, and Bootstrap Support. Systematic Biology 50: 67–86.</text:span></text:p>
      <text:p text:style-name="P9"><text:span text:style-name="T63">Butler, M. A., and A. A. King. 2004. Phylogenetic Comparative Analysis: A Modeling Approach for Adaptive Evolution. The American Naturalist 164: 683–95.</text:span></text:p>
      <text:p text:style-name="P9"><text:span text:style-name="T63">Chang, J., and M. E. Alfaro. 2016. Crowdsourced Geometric Morphometrics Enable Rapid Large-Scale Collection and Analysis of Phenotypic Data. Methods in Ecology and Evolution 7: 472–82.</text:span></text:p>
      <text:p text:style-name="P9"><text:span text:style-name="T63">Chollet, M. B., K. Aldridge, N. Pangborn, S. M. Weinberg, and V. B. DeLeon. 2014. Landmarking the Brain for Geometric Morphometric Analysis: An Error Study. PloS One 9: e86005.</text:span></text:p>
      <text:p text:style-name="P9"><text:span text:style-name="T63">Clarke, J. A., and K. M. Middleton. 2008. Mosaicism, Modules, and the Evolution of Birds: Results from a Bayesian Approach to the Study of Morphological Evolution Using Discrete Character Data. Systematic Biology 57: 185–201.</text:span></text:p>
      <text:p text:style-name="P9"><text:span text:style-name="T63">Cooper, N., G. H. Thomas, C. Venditti, A. Meade, and R. P. Freckleton. 2016. A Cautionary Note on the Use of Ornstein Uhlenbeck Models in Macroevolutionary Studies. Biological Journal of the Linnean Society 118: 64–77.</text:span></text:p>
      <text:p text:style-name="P9"><text:span text:style-name="T63">De Queiroz, K. 1985. The Ontogenetic Method for Determining Character Polarity and Its Relevance to Phylogenetic Systematics. Systematic Zoology 34: 280–99.</text:span></text:p>
      <text:p text:style-name="P9"><text:span text:style-name="T63">Escalona Sulbarán, M. D., P. </text:span><text:span text:style-name="T64">I.</text:span><text:span text:style-name="T63"> Simões, A. Gonzalez-Voyer, and S. Castroviejo-Fisher. 2019. Neotropical Frogs and Mating Songs: The Evolution of Advertisement Calls in Glassfrogs. Journal of Evolutionary Biology 32: 163–76.</text:span></text:p>
      <text:p text:style-name="P9"><text:span text:style-name="T63">Farris, J. S. 1969. A Successive Approximations Approach to Character Weighting. Systematic Biology 18: 374–85.</text:span></text:p>
      <text:p text:style-name="P10"><text:span text:style-name="T63">Farris, J. S. 1977. Phylogenetic Analysis Under Dollo’s Law. Systematic Biology 26 (1). Society of Systematic Zoology: 77–88.</text:span></text:p>
      <text:p text:style-name="P9"><text:span text:style-name="T63">Farris, </text:span><text:span text:style-name="T65">J. </text:span><text:span text:style-name="T63">S., A. G. Kluge, and M. J. Eckardt. 1970. A Numerical Approach to Phylogenetic Systematics. Systematic Zoology 19: 172–89.</text:span></text:p>
      <text:p text:style-name="P9"><text:span text:style-name="T63">Felsenstein, J. 1981. Evolutionary Trees from DNA Sequences: A Maximum Likelihood Approach. Journal of Molecular Evolution 17: 368–76.</text:span></text:p>
      <text:p text:style-name="P11"><text:soft-page-break/><text:span text:style-name="T63">Felsenstein, J. 1985. Confidence limits on phylogenies: an approach using the bootstrap. Evolution 39 (4): 783–91.</text:span></text:p>
      <text:p text:style-name="P11"><text:span text:style-name="T63">Felsenstein, J. 1988. Phylogenies and Quantitative Characters. Annual Review of Ecology and Systematics 19: 445–71.</text:span></text:p>
      <text:p text:style-name="P12"><text:span text:style-name="T63">Felsenstein, J. 2005. Using the Quantitative Genetic Threshold Model for Inferences Between and Within Species. Philosophical Transactions of the Royal Society B: Biological Sciences 360 (1459). The Royal Society London: 1427–34.</text:span></text:p>
      <text:p text:style-name="P12"><text:span text:style-name="T63">Felsenstein, J. 2011. A Comparative Method for Both Discrete and Continuous Characters Using the Threshold Model. The American Naturalist 179 (2). University of Chicago Press Chicago, IL: 145–56.</text:span></text:p>
      <text:p text:style-name="P12"><text:span text:style-name="T63">Felsenstein, J., and H. Kishino. 1993. Is There Something Wrong with the Bootstrap on Phylogenies? A Reply to Hillis and Bull. Systematic Biology 42: 193–200.</text:span></text:p>
      <text:p text:style-name="P9"><text:span text:style-name="T63">Fitch, W.M., and E. Margoliash. 1967. Construction of Phylogenetic Trees. Science 155: 279–84.</text:span></text:p>
      <text:p text:style-name="P9"><text:span text:style-name="T63">FitzJohn, R.G., W.P. Maddison, and S.P. Otto. 2009. Estimating trait-dependent speciation and extinction rates from incompletely resolved phylogenies. Systematic Biology 58: 595–611.</text:span></text:p>
      <text:p text:style-name="P9"><text:span text:style-name="T63">FitzJohn, R. G. 2012. Diversitree: Comparative Phylogenetic Analyses of Diversification in R. Methods in Ecology and Evolution 3: 1084–92.</text:span></text:p>
      <text:p text:style-name="P9"><text:span text:style-name="T63">Goloboff, P. A. 1993. Estimating Character Weights During Tree Search. Cladistics 9: 83–91.</text:span></text:p>
      <text:p text:style-name="P15"><text:span text:style-name="T59">Goloboff, P. A, M. Pittman, D. <text:s/>Pol, and X. Xu. 2018. Morphological Data Sets Fit a Common Mechanism Much More Poorly Than D</text:span><text:span text:style-name="T60">NA</text:span><text:span text:style-name="T59"> Sequences and Call into Question the Mkv Model. Systematic Biology: </text:span><text:span text:style-name="T63">syy077</text:span><text:span text:style-name="T59">.</text:span></text:p>
      <text:p text:style-name="P9"><text:span text:style-name="T63">Gould, S. J., and N. Eldredge. 1977. Punctuated Equilibria: The Tempo and Mode of Evolution Reconsidered. Paleobiology 3: 115–51.</text:span></text:p>
      <text:p text:style-name="P9"><text:span text:style-name="T63">Harmon, LJ. 2018. Phylogenetic Comparative Methods: Learning from Trees. Self Published Under a CC-BY-4.0 License.</text:span></text:p>
      <text:p text:style-name="P9"><text:span text:style-name="T63">Harrison, L. B., and H. C. E. Larsson. 2015. Among-Character Rate Variation Distributions in Phylogenetic Analysis of Discrete Morphological Characters. Systematic Biology 64: 307–24.</text:span></text:p>
      <text:p text:style-name="P9"><text:span text:style-name="T63">Hasegawa, M., H. Kishino, and T. Yano. 1985. Dating of the Human-Ape Splitting by a Molecular Clock of Mitochondrial DNA. Journal of Molecular Evolution 22: 160–74.</text:span></text:p>
      <text:p text:style-name="P9"><text:span text:style-name="T63">Hastings, W. K. 1970. Monte Carlo Sampling Methods Using Markov Chains and Their Applications. Biometrika 57: 97–109.</text:span></text:p>
      <text:p text:style-name="P9"><text:span text:style-name="T63">Heath, T. A., J. P. Huelsenbeck, and T. Stadler. 2014. The fossilized birth-death process for coherent calibration of divergence-time estimates. Proceedings of the National Academy of Sciences 111: E2957–E2966.</text:span></text:p>
      <text:p text:style-name="P9"><text:span text:style-name="T63">Hennig, W., and D. </text:span><text:span text:style-name="T66">D.</text:span><text:span text:style-name="T63"> Davis. 1966. Phylogenetic Systematics. University of Illinois Press.</text:span></text:p>
      <text:p text:style-name="P9"><text:soft-page-break/><text:span text:style-name="T63">Hillis, D. M., and J. J. Bull. 1993. An Empirical Test of Bootstrapping as a Method for Assessing Confidence in Phylogenetic Analysis. Systematic Biology 42: 182–92. </text:span></text:p>
      <text:p text:style-name="P9"><text:span text:style-name="T63">Holder, M. T., </text:span><text:span text:style-name="T66">P.</text:span><text:span text:style-name="T63"> O. Lewis, and D. L. Swofford. 2010. The Akaike Information Criterion Will Not Choose the No Common Mechanism Model. Systematic Biology 59: 477–85. </text:span></text:p>
      <text:p text:style-name="P5"><text:span text:style-name="T59">Höhna, S., M. J. Landis, and T. A. Heath. 2017. Phylogenetic Inference Using RevBayes. Current Protocols in Bioinformatics </text:span><text:span text:style-name="T63">57:6.16.1‐6.16.34.</text:span></text:p>
      <text:p text:style-name="P9"><text:span text:style-name="T63">Höhna, S., M. J. Landis, T. A. Heath, B. Boussau, N. Lartillot, B. R. Moore, J. P. Huelsenbeck, and F. Ronquist. 2016. RevBayes: Bayesian Phylogenetic Inference Using Graphical Models and an Interactive Model-Specification Language. Systematic Biology 65: 726–36. </text:span></text:p>
      <text:p text:style-name="P9"><text:span text:style-name="T63">Huelsenbeck, J.P., and F. Ronquist. 2001. MRBAYES: Bayesian inference of phylogenetic trees. Bioinformatics 17: 754–55.</text:span></text:p>
      <text:p text:style-name="P9"><text:span text:style-name="T63">Hug, S., M. Schwarzfischer, J. Hasenauer, C. Marr, and F. J. Theis. 2015. An Adaptive Scheduling Scheme for Calculating Bayes Factors with Thermodynamic Integration Using Simpson’s Rule. Statistics and Computing: 1–15.</text:span></text:p>
      <text:p text:style-name="P9"><text:span text:style-name="T63">Jukes, T.H., and C.R. Cantor. 1969. Evolution of Protein Molecules. Mammalian Protein Metabolism 3: 21–132.</text:span></text:p>
      <text:p text:style-name="P9"><text:span text:style-name="T63">Kass, R.E., and A.E. Raftery. 1995. Bayes Factors. Journal of the American Statistical Association 90: 773–95.</text:span></text:p>
      <text:p text:style-name="P9"><text:span text:style-name="T63">Kimura, M. 1980. A simple method for estimating evolutionary rates of base substitutions through comparative studies of nucleotide sequences. Journal of Molecular Evolution 16: 111–20.</text:span></text:p>
      <text:p text:style-name="P9"><text:span text:style-name="T63">Landis, M.J., J.G. Schraiber, and M. Liang. 2013. Phylogenetic Analysis Using Lévy Processes: Finding Jumps in the Evolution of Continuous Traits. Systematic Biology 62: 193–204.</text:span></text:p>
      <text:p text:style-name="P9"><text:span text:style-name="T63">Lartillot, N., and H. Philippe. 2006. Computing Bayes factors using thermodynamic integration. Systematic Biology 55: 195.</text:span></text:p>
      <text:p text:style-name="P9"><text:span text:style-name="T63">Lawing, A. </text:span><text:span text:style-name="T67">M.</text:span><text:span text:style-name="T63">, J. M. Meik, and W. E. Schargel. 2008. Coding Meristic Characters for Phylogenetic Analysis: A Comparison of Step-Matrix Gap-Weighting and Generalized Frequency Coding. Systematic Biology 57: 167–73. .</text:span></text:p>
      <text:p text:style-name="P9"><text:span text:style-name="T63">Lewis, P. O. 2001. A Likelihood Approach to Estimating Phylogeny from Discrete Morphological Character Data. Systematic Biology 50: 913–25.</text:span></text:p>
      <text:p text:style-name="P9"><text:span text:style-name="T63">Li, M., J.B. Cole, M. Manyama, J.R. Larson, D.K. Liberton, S.L. Riccardi, T.M. Ferrara, et al. 2017. Rapid Automated Landmarking for Morphometric Analysis of Three-Dimensional Facial Scans. Journal of Anatomy 230: 607–18. </text:span></text:p>
      <text:p text:style-name="P9"><text:span text:style-name="T63">Maddison, W.P., P.E. Midford, and S.P. Otto. 2007. Estimating a binary character’s effect on speciation and extinction. Systematic Biology 56: 701.</text:span></text:p>
      <text:p text:style-name="P9"><text:span text:style-name="T63">Maddison, W. P. 1991. Squared-Change Parsimony Reconstructions of Ancestral States for Continuous-Valued Characters on a Phylogenetic Tree. Systematic Biology 40: 304–14.</text:span></text:p>
      <text:p text:style-name="P5"><text:soft-page-break/><text:span text:style-name="T59">Majer, J., R. Dunn, A. Gove, T. Barraclough, and T. Givnish. 2007. Convergent Evolution of an Ant-Plant Mutualism Across Plant Families, Continents and Time. </text:span><text:span text:style-name="Emphasis"><text:span text:style-name="T69">Evolutionary Ecology Research</text:span></text:span><text:span text:style-name="T63"> 9: 1349–1362.</text:span></text:p>
      <text:p text:style-name="P9"><text:span text:style-name="T63">Marshall, C. R. 2008. A Simple Method for Bracketing Absolute Divergence Times on Molecular Phylogenies Using Multiple Fossil Calibration Points. The American Naturalist 17</text:span><text:span text:style-name="T67">1</text:span><text:span text:style-name="T63">: 726–42.</text:span></text:p>
      <text:p text:style-name="P9"><text:span text:style-name="T63">Martins, E. P., and T. F. Hansen. 1996. The Statistical Analysis of Interspecific Data: A Review and Evaluation of Phylogenetic Comparative Methods. Phylogenies and the Comparative Method in Animal Behavior. Oxford University Press New York, 22–75.</text:span></text:p>
      <text:p text:style-name="P9"><text:span text:style-name="T63">Mau, B., M.A. Newton, and B. Larget. 1999. Bayesian Phylogenetic Inference via Markov Chain Monte Carlo Methods. Biometrics 5</text:span><text:span text:style-name="T68">5: </text:span><text:span text:style-name="T63">1–12.</text:span></text:p>
      <text:p text:style-name="P9"><text:span text:style-name="T63">Mau, B., and M. A. Newton. 1997. Phylogenetic Inference for Binary Data on Dendograms Using Markov Chain Monte Carlo. Journal of Computational and Graphical Statistics 6: 122–31.</text:span></text:p>
      <text:p text:style-name="P9"><text:span text:style-name="T63">May-Collado, L. J., I. Agnarsson, and D. Wartzok. 2007. R</text:span><text:span text:style-name="T68">eexamining</text:span><text:span text:style-name="T63"> the Relationship Between Body Size and Tonal Signals Frequency in Whales: A Comparative Approach Using a Novel Phylogeny. Marine Mammal Science 23: 524–52.</text:span></text:p>
      <text:p text:style-name="P9"><text:span text:style-name="T63">McGrayne, S. B., 2011. The Theory That Would Not Die: How Bayes’ Rule Cracked the Enigma Code, Hunted down Russian Submarines, &amp; Emerged Triumphant from Two Centuries of Controversy. Yale University Press.</text:span></text:p>
      <text:p text:style-name="P9"><text:span text:style-name="T63">Metropolis, N., A.W. Rosenbluth, M.N. Rosenbluth, A.H. Teller, and E. Teller. 1953. Equation of State Calculations by Fast Computing Machines. Journal of Chemical Physics 21: 1087–92.</text:span></text:p>
      <text:p text:style-name="P9"><text:span text:style-name="T63">Mickevich, MF, and Michael S Johnson. 1976. Congruence Between Morphological and Allozyme Data in Evolutionary Inference and Character Evolution. Systematic Zoology 25: 260–70.</text:span></text:p>
      <text:p text:style-name="P9"><text:span text:style-name="T63">Moreau, C. S., and C. D. Bell. 2013. Testing the Museum Versus Cradle Tropical Biological Diversity Hypothesis: Phylogeny, Diversification, and Ancestral Biogeographic Range Evolution of the Ants. Evolution 67: 2240–57.</text:span></text:p>
      <text:p text:style-name="P9"><text:span text:style-name="T63">Moreau, </text:span><text:span text:style-name="T68">C. </text:span><text:span text:style-name="T63">S., C. D. Bell, R. Vila, S. B. Archibald, and N. E. Pierce. 2006. Phylogeny of the Ants: Diversification in the Age of Angiosperms. Science 312: 101–4.</text:span></text:p>
      <text:p text:style-name="P9"><text:span text:style-name="T63">Moss, W. W., and J. A. Hendrickson. 1973. Numerical Taxonomy. Annual Review of Entomology 18: 227–58.</text:span></text:p>
      <text:p text:style-name="P9"><text:span text:style-name="T63">Mueller, U. G., M. R. Kardish, H. D. Ishak, A. M. Wright, S. E. Solomon, S. M. Bruschi, A. L. Carlson, and M. Bacci 2018. Phylogenetic Patterns of Ant–fungus Associations Indicate That Farming Strategies, Not Only a Superior Fungal Cultivar, Explain the Ecological Success of Leafcutter Ants. Molecular Ecology 27: 2414–34. </text:span></text:p>
      <text:p text:style-name="P9"><text:span text:style-name="T63">Nielsen, R. 2002. Mapping Mutations on Phylogenies. Systematic Biology 5</text:span><text:span text:style-name="T68">1</text:span><text:span text:style-name="T63">: 729–39.</text:span></text:p>
      <text:p text:style-name="P9"><text:span text:style-name="T63">Nylander, J. A. A., F. Ronquist, J. P. Huelsenbeck, and J. Nieves-Aldrey. 2004. Bayesian Phylogenetic Analysis of Combined Data. Systematic Biology 53: 47–67.</text:span></text:p>
      <text:p text:style-name="P9"><text:soft-page-break/><text:span text:style-name="T63">O’Meara, B. C., C. Ané, M. J. Sanderson, and P. C. Wainwright. 2006. Testing for Different Rates of Continuous Trait Evolution Using Likelihood. Evolution 60: 922–33.</text:span></text:p>
      <text:p text:style-name="P9"><text:span text:style-name="T63">O’Reilly, J. E., and P. C. J. Donoghue. 2017. The Efficacy of Consensus Tree Methods for Summarizing Phylogenetic Relationships from a Posterior Sample of Trees Estimated from Morphological Data. Systematic Biology: 354–62.</text:span></text:p>
      <text:p text:style-name="P9"><text:span text:style-name="T63">Pagel, M. 1999. The Maximum Likelihood Approach to Reconstructing Ancestral Character States of Discrete Characters on Phylogenies. Systematic Biology 48: 612–22.</text:span></text:p>
      <text:p text:style-name="P9"><text:span text:style-name="T63">Parins-Fukuchi, C. 2017. Use of Continuous Traits Can Improve Morphological Phylogenetics. Systematic Biology 67: 328–39.</text:span></text:p>
      <text:p text:style-name="P13"><text:span text:style-name="T63">Parins-Fukuchi, C. 2018. Bayesian Placement of Fossils on Phylogenies Using Quantitative Morphometric Data. Evolution 72: 1801–14.</text:span></text:p>
      <text:p text:style-name="P9"><text:span text:style-name="T63">Randle, E., and R. S. Sansom. 2017. Exploring Phylogenetic Relationships of Pteraspidiformes Heterostracans (Stem-Gnathostomes) Using Continuous and Discrete Characters. Journal of Systematic Palaeontology 15: 583–99.</text:span></text:p>
      <text:p text:style-name="P9"><text:span text:style-name="T63">Rannala, B., and Z. Yang. 1996. Probability distribution of molecular evolutionary trees: A new method of phylogenetic inference. Journal of Molecular Evolution 43: 304–11.</text:span></text:p>
      <text:p text:style-name="P9"><text:span text:style-name="T63">Ree, R. H., and M. J. Donoghue. 1998. Step Matrices and the Interpretation of Homoplasy. Systematic Biology 47: 582–88.</text:span></text:p>
      <text:p text:style-name="P9"><text:span text:style-name="T63">Revell, L. J., 2012. Phytools: An R Package for Phylogenetic Comparative Biology (and Other Things). Methods in Ecology and Evolution 3: 217–23.</text:span></text:p>
      <text:p text:style-name="P13"><text:span text:style-name="T63">Revell, L. J., 2014. Ancestral Character Estimation Under the Threshold Model from Quantitative Genetics. Evolution 68: 743–59.</text:span></text:p>
      <text:p text:style-name="P9"><text:span text:style-name="T63">Ronquist, F., S. Klopfstein, L. Vilhelmsen, S. Schulmeister, D. L. Murray, and A. P. Rasnitsyn. 2012. A Total-Evidence Approach to Dating with Fossils, Applied to the Early Radiation of the Hymenoptera. Systematic Biology 61: 973–99.</text:span></text:p>
      <text:p text:style-name="P9"><text:span text:style-name="T63">Smith, U. E., and J. R. Hendricks. 2013. Geometric Morphometric Character Suites as Phylogenetic Data: Extracting Phylogenetic Signal from Gastropod Shells. Systematic Biology 62: 366–85.</text:span></text:p>
      <text:p text:style-name="P9"><text:span text:style-name="T63">Stevens, P.F. 1991. Character States, Morphological Variation, and Phylogenetic Analysis: A Review. Systematic Botany: 553–83.</text:span></text:p>
      <text:p text:style-name="P9"><text:span text:style-name="T63">Suchard, M.A., R.E. Weiss, and J.S. Sinsheimer. 2005. Models for Estimating Bayes Factors with Applications to Phylogeny and Tests of Monophyly. Biometrics 61: 665–73.</text:span></text:p>
      <text:p text:style-name="P9"><text:span text:style-name="T63">Sullivan, J., and P. Joyce. 2005. Model Selection in Phylogenetics. Annual Review of Ecology, Evolution, and Systematics 36: 445–66.</text:span></text:p>
      <text:p text:style-name="P9"><text:span text:style-name="T63">Sullivan, J., K. E. Holsinger, and C. Simon. 1996. The Effect of Topology on Estimates of Among-Site Rate Variation. Journal of Molecular Evolution 42: 308–12.</text:span></text:p>
      <text:p text:style-name="P16"><text:soft-page-break/><text:span text:style-name="T59">Tarasov, S. 2019. Integration of Anatomy Ontologies and Evo-Devo Using Structured Markov Models Suggests a New Framework for Modeling Discrete Phenotypic Traits. </text:span><text:span text:style-name="T61">Systematic Biology: </text:span>syz005 </text:p>
      <text:p text:style-name="P9"><text:span text:style-name="T63">Tarasov, S., Istvan M., Matthew J. Y., and J.Uyeda. 2019. PARAMO Pipeline: Reconstructing Ancestral Anatomies Using Ontologies and Stochastic Mapping. bioRxiv. Cold Spring Harbor Laboratory. </text:span></text:p>
      <text:p text:style-name="P9"><text:span text:style-name="T63">Tavaré, S. 1986. Some Probabilistic and Statistical Problems in the Analysis of DNA Sequences. Some Mathematical Questions in Biology: DNA Sequence Analysis 17: 57–86.</text:span></text:p>
      <text:p text:style-name="P9"><text:span text:style-name="T63">Thiele, K. 1993. The Holy Grail of the Perfect Character: The Cladistic Treatment of Morphometric Data. Cladistics 9: 275–304.</text:span></text:p>
      <text:p text:style-name="P9"><text:span text:style-name="T63">Thorpe, J. P. 1982. The Molecular Clock Hypothesis: Biochemical Evolution, Genetic Differentiation and Systematics. Annual Review of Ecology and Systematics 13: 139–68.</text:span></text:p>
      <text:p text:style-name="P9"><text:span text:style-name="T63">Tuffley, C., and M. Steel. 1997. Links Between Maximum Likelihood and Maximum Parsimony Under a Simple Model of Site Substitution. Bulletin of Mathematical Biology 59: 581–607.</text:span></text:p>
      <text:p text:style-name="P9"><text:span text:style-name="T63">Turner, C. R., M. Derylo, C. D. de Santana, J. A. Alves-Gomes, and G. T. Smith. 2007. Phylogenetic Comparative Analysis of Electric Communication Signals in Ghost Knifefishes (Gymnotiformes: Apteronotidae). Journal of Experimental Biology 210: 4104–22.</text:span></text:p>
      <text:p text:style-name="P9"><text:span text:style-name="T63">Turner, H., and R. Zandee. 1995. The Behaviour of Goloboff’s Tree Fitness Measure F. Cladistics 11: 57–72.</text:span></text:p>
      <text:p text:style-name="P9"><text:span text:style-name="T63">Wagner, P. J. 2011. Modelling Rate Distributions Using Character Compatibility: Implications for Morphological Evolution Among Fossil Invertebrates. Biology Letters 8: 143–46.</text:span></text:p>
      <text:p text:style-name="P9"><text:span text:style-name="T63">Watrous, L. E.,, and Q. D. Wheeler. 1981. The Out-Group Comparison Method of Character Analysis. Systematic Biology 30: 1–11.</text:span></text:p>
      <text:p text:style-name="P9"><text:span text:style-name="T63">Wiens, J. J. 2001. Character Analysis in Morphological Phylogenetics: Problems and Solutions. Systematic Biology 50: 689–99.</text:span></text:p>
      <text:p text:style-name="P9"><text:span text:style-name="T63">Wiens, J. J. 1998. Testing Phylogenetic Methods with Tree Congruence: Phylogenetic Analysis of Polymorphic Morphological Characters in Phrynosomatid Lizards. Systematic Biology 47: 427–44. </text:span></text:p>
      <text:p text:style-name="P9"><text:span text:style-name="T63">Wilson, E. O., F. M. Carpenter, and W. L. Brown. 1967. The First Mesozoic Ants, with the Description of a New Subfamily. Psyche: A Journal of Entomology 74: 1–19.</text:span></text:p>
      <text:p text:style-name="P9"><text:span text:style-name="T63">Wright, A. M., and D. M. Hillis. 2014. Bayesian Analysis Using a Simple Likelihood Model Outperforms Parsimony for Estimation of Phylogeny from Discrete Morphological Data. PLoS One 9: e109210.</text:span></text:p>
      <text:p text:style-name="P9"><text:span text:style-name="T63">Wright, A. M., G. T. Lloyd, and D.M. Hillis. 2016. Modeling Character Change Heterogeneity in Phylogenetic Analyses of Morphology Through the Use of Priors. Systematic Biology 65: 602–11.</text:span></text:p>
      <text:p text:style-name="P9"><text:span text:style-name="T63">Wright, S. 1934. An Analysis of Variability in Number of Digits in an Inbred Strain of Guinea Pigs. Genetics 19: 506.</text:span></text:p>
      <text:p text:style-name="P9"><text:soft-page-break/><text:span text:style-name="T63">Xie, W., P.O. Lewis, Y. Fan, L. Kuo, and M.H. Chen. 2011. Improving Marginal Likelihood Estimation for Bayesian Phylogenetic Model Selection. Systematic Biology 60: 150–60.</text:span></text:p>
      <text:p text:style-name="P9"><text:span text:style-name="T63">Yang, Z. 1994. Maximum Likelihood Phylogenetic Estimation from DNA Sequences with Variable Rates over Sites: Approximate Methods. Journal of Molecular Evolution 39: 306–14.</text:span></text:p>
      <text:p text:style-name="P14"><text:span text:style-name="T63">Yang, Z. 1996. Among-Site Rate Variation and Its Impact on Phylogenetic Analyses. Trends in Ecology &amp; Evolution 11: 367–72.</text:span></text:p>
      <text:p text:style-name="P1"><text:span text:style-name="T63">Yek, S. H., and U. G. Mueller. 2011. The Metapleural Gland of Ants. Biological Reviews 86: 774–91. </text:span></text:p>
      <text:p text:style-name="Standard"><text:span text:style-name="T28"/></text:p>
      <text:p text:style-name="P24"><text:span text:style-name="T71">Glossary</text:span></text:p>
      <text:p text:style-name="P32"><text:span text:style-name="T72">Model-</text:span></text:p>
      <text:p text:style-name="P32"><text:span text:style-name="T72">Assumptions</text:span></text:p>
      <text:p text:style-name="P32"><text:span text:style-name="T72">Observed Data</text:span></text:p>
      <text:p text:style-name="P25"><text:span text:style-name="T49">exchangeabilities</text:span></text:p>
      <text:p text:style-name="P8"><text:span text:style-name="T49">Maximum likelihood</text:span></text:p>
      <text:p text:style-name="P26"><text:span text:style-name="T49">prior distribution</text:span></text:p>
      <text:p text:style-name="P27"><text:span text:style-name="T49">random variable</text:span></text:p>
      <text:p text:style-name="P28"><text:span text:style-name="T49">Markov Chain Monte Carlo</text:span></text:p>
      <text:p text:style-name="P29"><text:span text:style-name="T49">Discrete data</text:span></text:p>
      <text:p text:style-name="P29"><text:span text:style-name="T50">Continuous </text:span><text:span text:style-name="T49">data</text:span></text:p>
      <text:p text:style-name="P30"><text:span text:style-name="T49">Q-matrix</text:span></text:p>
      <text:p text:style-name="P30"><text:span text:style-name="T49">Brownian motion </text:span></text:p>
      <text:p text:style-name="P31"><text:span text:style-name="T49">Model fitting</text:span></text:p>
      <text:p text:style-name="P33"><text:soft-page-break/><text:span text:style-name="T49">Captions</text:span></text:p>
      <text:p text:style-name="P34"><text:span text:style-name="T5">Fig. 1: This figure displays a character matrix of three binary characters for four taxa. Equation a describes the likelihood of a single character. The expression can be read as a character likelihood being equal to the probability of the observed data given the tree, branch lengths, and assumptions (collectively called the model) about the evolutionary process that generated the observed data. Equation b demonstrates another way of expressing the same idea – in this case that the model being represented by the value theta. Equation c demonstrates how character likelihoods are summed to give a total likelihood of the dataset.</text:span></text:p>
      <text:p text:style-name="P35"><text:span text:style-name="T5">Fig. 2: Bayes theorem. </text:span><text:span text:style-name="T24">Panel A</text:span><text:span text:style-name="T51"> </text:span><text:span text:style-name="T24">shows all the terms of Bayes’ theorem. (a) is read “the probability of the model given the data”, and refers to the posterior probability. (b) is the likelihood, and is read “the probability of the data given the model”. (c) is the prior probability of the model. (d) is the marginal probability of the data. Panel B shows the same equation, but with which terms are model assumptions and which terms are observed data annotated. </text:span></text:p>
      <text:p text:style-name="P36"><text:span text:style-name="T5">Fig. 3: </text:span><text:span text:style-name="T24">Schematic of an exponential (10) distribution. A commonly-used distribution in Bayesian phylogenetics, the exponential is often used to place a prior on branch lengths. Under the exponential(10), most branch lengths are expected to be fairly short (to the left-hand side of the distribution), though longer branches are allowed. </text:span></text:p>
      <text:p text:style-name="P39"><text:span text:style-name="T30">Fig 4: </text:span><text:span text:style-name="T31">Flowchart of the Markov Chain Monte Carlo (MCMC) algorithm.</text:span><text:span text:style-name="T52"> </text:span><text:span text:style-name="T31">In the MCMC algorithm, initial conditions are proposed and evaluated for likelihood. Then, the tree and/or other model parameters are changed. The likelihood of these new vales is then evaluated. If they represent an improvement over the old ones, they are used to seed the next MCMC step. If not, they are rejected.</text:span></text:p>
      <text:p text:style-name="P37"><text:soft-page-break/><text:span text:style-name="T5">Fig 5: </text:span><text:span text:style-name="T25">A drawing showing different types of characters. In the center is </text:span><text:span text:style-name="T53">Sphecomyrma freyi,</text:span><text:span text:style-name="T25"> a Cretaceous ant (Wilson 1967). (A) shows a binary discrete trait, fusion of the petiole. This trait has two possible states – fused and unfused. The distribution besides it shows how common each of the two character states are in the Barden and Grimaldi (2017) dataset. (B) shows a discrete, mutltistate trait. The number of antennal segments can take on multiple possible values, though only three are observed in the dataset. (C) shows a hypothetical continuous trait, tarsus length. Continuous traits can take on any real number, not only discrete values. </text:span></text:p>
      <text:p text:style-name="P38"><text:span text:style-name="T5">Fig. 6: </text:span><text:span text:style-name="T26">The parsimony length of three characters on a single tree. Each character has been scored for how many changes it exhibits on the displayed tree. Character one is not considered parsimony informative, as every tip on the tree has a different state, and therefore, it cannot be used to discriminate among trees. Character three is non-informative because it has no variation. Character two is considered informative because it favors trees containing one grouping over another. Under parsimony, Characters one and three would not be collected. Under a Bayesian model, not observing invariant characters must be corrected for in order to avoid overestimating the true rate of evolutionary change (Lewis 2001). </text:span></text:p>
      <text:p text:style-name="P38"><text:span text:style-name="T5">Fig. 7: </text:span><text:span text:style-name="T27">A schematic showing common assumptions about character evolution. (a) shows the Q-matrix under the Mk model for binary data. This corresponds to the assumptions on the right-hand side of the figure, that a character is equally likely to change from a 0 state to a 1 state as the reverse. (b) shows the same assumptions, expanded to a multi-state character. (c) shows a Q-matrix with each character state allowed to have a different equilibrium character frequency, enabling different 0 → 1 and 1 → 0 rates. (d) displays a parsimony step matrix that penalizes 0 → 1 transi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hmer Sangam MN" svg:font-family="'Khmer Sangam MN'"/>
    <style:font-face style:name="Arial Unicode MS1" svg:font-family="'Arial Unicode MS'" style:font-family-generic="swiss"/>
    <style:font-face style:name="Liberation Serif" svg:font-family="'Liberation Serif'" style:font-family-generic="roman" style:font-pitch="variable"/>
    <style:font-face style:name="Times" svg:font-family="Times" style:font-adornments="Bold" style:font-family-generic="roman" style:font-pitch="variable"/>
    <style:font-face style:name="Times New Roman" svg:font-family="'Times New Roman'" style:font-adornments="Bold"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TrebuchetMS-Bold" svg:font-family="TrebuchetMS-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22:11:38.307305973</meta:creation-date>
    <dc:date>2019-03-03T13:13:09.482257987</dc:date>
    <meta:editing-duration>PT2H17M7S</meta:editing-duration>
    <meta:editing-cycles>104</meta:editing-cycles>
    <meta:generator>LibreOffice/6.1.5.2$MacOSX_X86_64 LibreOffice_project/90f8dcf33c87b3705e78202e3df5142b201bd805</meta:generator>
    <meta:document-statistic meta:table-count="0" meta:image-count="0" meta:object-count="0" meta:page-count="37" meta:paragraph-count="220" meta:word-count="11805" meta:character-count="76131" meta:non-whitespace-character-count="64541"/>
  </office:meta>
</office:document-meta>
</file>